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11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9006260" table:style-name="ce14">
            <text:p>9,006,260</text:p>
          </table:table-cell>
          <table:table-cell office:value-type="float" office:value="23394787" table:style-name="ce15">
            <text:p>23,394,787</text:p>
          </table:table-cell>
          <table:table-cell office:value-type="float" office:value="11588574" table:style-name="ce15">
            <text:p>11,588,574</text:p>
          </table:table-cell>
          <table:table-cell office:value-type="float" office:value="11806213" table:style-name="ce16">
            <text:p>11,806,213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20714" table:style-name="ce14">
            <text:p>1,620,714</text:p>
          </table:table-cell>
          <table:table-cell office:value-type="float" office:value="4011586" table:style-name="ce17">
            <text:p>4,011,586</text:p>
          </table:table-cell>
          <table:table-cell office:value-type="float" office:value="1958931" table:style-name="ce17">
            <text:p>1,958,931</text:p>
          </table:table-cell>
          <table:table-cell office:value-type="float" office:value="2052655" table:style-name="ce16">
            <text:p>2,052,655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4530" table:style-name="ce14">
            <text:p>1,054,530</text:p>
          </table:table-cell>
          <table:table-cell office:value-type="float" office:value="2531659" table:style-name="ce17">
            <text:p>2,531,659</text:p>
          </table:table-cell>
          <table:table-cell office:value-type="float" office:value="1205310" table:style-name="ce17">
            <text:p>1,205,310</text:p>
          </table:table-cell>
          <table:table-cell office:value-type="float" office:value="1326349" table:style-name="ce16">
            <text:p>1,326,349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61456" table:style-name="ce14">
            <text:p>861,456</text:p>
          </table:table-cell>
          <table:table-cell office:value-type="float" office:value="2272452" table:style-name="ce17">
            <text:p>2,272,452</text:p>
          </table:table-cell>
          <table:table-cell office:value-type="float" office:value="1125250" table:style-name="ce17">
            <text:p>1,125,250</text:p>
          </table:table-cell>
          <table:table-cell office:value-type="float" office:value="1147202" table:style-name="ce16">
            <text:p>1,147,202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6583" table:style-name="ce14">
            <text:p>1,016,583</text:p>
          </table:table-cell>
          <table:table-cell office:value-type="float" office:value="2814422" table:style-name="ce17">
            <text:p>2,814,422</text:p>
          </table:table-cell>
          <table:table-cell office:value-type="float" office:value="1381575" table:style-name="ce17">
            <text:p>1,381,575</text:p>
          </table:table-cell>
          <table:table-cell office:value-type="float" office:value="1432847" table:style-name="ce16">
            <text:p>1,432,847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9861" table:style-name="ce14">
            <text:p>709,861</text:p>
          </table:table-cell>
          <table:table-cell office:value-type="float" office:value="1863435" table:style-name="ce17">
            <text:p>1,863,435</text:p>
          </table:table-cell>
          <table:table-cell office:value-type="float" office:value="927924" table:style-name="ce17">
            <text:p>927,924</text:p>
          </table:table-cell>
          <table:table-cell office:value-type="float" office:value="935511" table:style-name="ce16">
            <text:p>935,511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8637" table:style-name="ce14">
            <text:p>1,128,637</text:p>
          </table:table-cell>
          <table:table-cell office:value-type="float" office:value="2746939" table:style-name="ce20">
            <text:p>2,746,939</text:p>
          </table:table-cell>
          <table:table-cell office:value-type="float" office:value="1353894" table:style-name="ce17">
            <text:p>1,353,894</text:p>
          </table:table-cell>
          <table:table-cell office:value-type="float" office:value="1393045" table:style-name="ce16">
            <text:p>1,393,045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68395" table:style-name="ce14">
            <text:p>2,568,395</text:p>
          </table:table-cell>
          <table:table-cell office:value-type="float" office:value="6999390" table:style-name="ce20">
            <text:p>6,999,390</text:p>
          </table:table-cell>
          <table:table-cell office:value-type="float" office:value="3557399" table:style-name="ce17">
            <text:p>3,557,399</text:p>
          </table:table-cell>
          <table:table-cell office:value-type="float" office:value="3441991" table:style-name="ce16">
            <text:p>3,441,991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4166" table:style-name="ce22">
            <text:p>174,166</text:p>
          </table:table-cell>
          <table:table-cell office:value-type="float" office:value="450944" table:style-name="ce23">
            <text:p>450,944</text:p>
          </table:table-cell>
          <table:table-cell office:value-type="float" office:value="227119" table:style-name="ce23">
            <text:p>227,119</text:p>
          </table:table-cell>
          <table:table-cell office:value-type="float" office:value="223825" table:style-name="ce23">
            <text:p>223,825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10470" table:style-name="ce22">
            <text:p>210,470</text:p>
          </table:table-cell>
          <table:table-cell office:value-type="float" office:value="575131" table:style-name="ce23">
            <text:p>575,131</text:p>
          </table:table-cell>
          <table:table-cell office:value-type="float" office:value="293565" table:style-name="ce23">
            <text:p>293,565</text:p>
          </table:table-cell>
          <table:table-cell office:value-type="float" office:value="281566" table:style-name="ce23">
            <text:p>281,566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5296" table:style-name="ce22">
            <text:p>195,296</text:p>
          </table:table-cell>
          <table:table-cell office:value-type="float" office:value="538568" table:style-name="ce23">
            <text:p>538,568</text:p>
          </table:table-cell>
          <table:table-cell office:value-type="float" office:value="277597" table:style-name="ce23">
            <text:p>277,597</text:p>
          </table:table-cell>
          <table:table-cell office:value-type="float" office:value="260971" table:style-name="ce23">
            <text:p>260,971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9061" table:style-name="ce22">
            <text:p>399,061</text:p>
          </table:table-cell>
          <table:table-cell office:value-type="float" office:value="1256062" table:style-name="ce23">
            <text:p>1,256,062</text:p>
          </table:table-cell>
          <table:table-cell office:value-type="float" office:value="638116" table:style-name="ce23">
            <text:p>638,116</text:p>
          </table:table-cell>
          <table:table-cell office:value-type="float" office:value="617946" table:style-name="ce23">
            <text:p>617,946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872" table:style-name="ce22">
            <text:p>179,872</text:p>
          </table:table-cell>
          <table:table-cell office:value-type="float" office:value="485479" table:style-name="ce23">
            <text:p>485,479</text:p>
          </table:table-cell>
          <table:table-cell office:value-type="float" office:value="248004" table:style-name="ce23">
            <text:p>248,004</text:p>
          </table:table-cell>
          <table:table-cell office:value-type="float" office:value="237475" table:style-name="ce23">
            <text:p>237,47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787" table:style-name="ce22">
            <text:p>244,787</text:p>
          </table:table-cell>
          <table:table-cell office:value-type="float" office:value="670664" table:style-name="ce23">
            <text:p>670,664</text:p>
          </table:table-cell>
          <table:table-cell office:value-type="float" office:value="346693" table:style-name="ce23">
            <text:p>346,693</text:p>
          </table:table-cell>
          <table:table-cell office:value-type="float" office:value="323971" table:style-name="ce23">
            <text:p>323,9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097" table:style-name="ce22">
            <text:p>185,097</text:p>
          </table:table-cell>
          <table:table-cell office:value-type="float" office:value="493855" table:style-name="ce23">
            <text:p>493,855</text:p>
          </table:table-cell>
          <table:table-cell office:value-type="float" office:value="256147" table:style-name="ce23">
            <text:p>256,147</text:p>
          </table:table-cell>
          <table:table-cell office:value-type="float" office:value="237708" table:style-name="ce23">
            <text:p>237,7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3289" table:style-name="ce22">
            <text:p>293,289</text:p>
          </table:table-cell>
          <table:table-cell office:value-type="float" office:value="805177" table:style-name="ce23">
            <text:p>805,177</text:p>
          </table:table-cell>
          <table:table-cell office:value-type="float" office:value="410017" table:style-name="ce23">
            <text:p>410,017</text:p>
          </table:table-cell>
          <table:table-cell office:value-type="float" office:value="395160" table:style-name="ce23">
            <text:p>395,1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4069" table:style-name="ce22">
            <text:p>84,069</text:p>
          </table:table-cell>
          <table:table-cell office:value-type="float" office:value="213534" table:style-name="ce25">
            <text:p>213,534</text:p>
          </table:table-cell>
          <table:table-cell office:value-type="float" office:value="109585" table:style-name="ce23">
            <text:p>109,585</text:p>
          </table:table-cell>
          <table:table-cell office:value-type="float" office:value="103949" table:style-name="ce23">
            <text:p>103,9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977" table:style-name="ce22">
            <text:p>127,977</text:p>
          </table:table-cell>
          <table:table-cell office:value-type="float" office:value="321697" table:style-name="ce23">
            <text:p>321,697</text:p>
          </table:table-cell>
          <table:table-cell office:value-type="float" office:value="162592" table:style-name="ce23">
            <text:p>162,592</text:p>
          </table:table-cell>
          <table:table-cell office:value-type="float" office:value="159105" table:style-name="ce23">
            <text:p>159,1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2406" table:style-name="ce22">
            <text:p>42,406</text:p>
          </table:table-cell>
          <table:table-cell office:value-type="float" office:value="106310" table:style-name="ce23">
            <text:p>106,310</text:p>
          </table:table-cell>
          <table:table-cell office:value-type="float" office:value="54733" table:style-name="ce23">
            <text:p>54,733</text:p>
          </table:table-cell>
          <table:table-cell office:value-type="float" office:value="51577" table:style-name="ce23">
            <text:p>51,5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117" table:style-name="ce22">
            <text:p>156,117</text:p>
          </table:table-cell>
          <table:table-cell office:value-type="float" office:value="364350" table:style-name="ce23">
            <text:p>364,350</text:p>
          </table:table-cell>
          <table:table-cell office:value-type="float" office:value="181671" table:style-name="ce23">
            <text:p>181,671</text:p>
          </table:table-cell>
          <table:table-cell office:value-type="float" office:value="182679" table:style-name="ce23">
            <text:p>182,6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3970" table:style-name="ce22">
            <text:p>173,970</text:p>
          </table:table-cell>
          <table:table-cell office:value-type="float" office:value="452665" table:style-name="ce23">
            <text:p>452,665</text:p>
          </table:table-cell>
          <table:table-cell office:value-type="float" office:value="223581" table:style-name="ce23">
            <text:p>223,581</text:p>
          </table:table-cell>
          <table:table-cell office:value-type="float" office:value="229084" table:style-name="ce23">
            <text:p>229,0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818" table:style-name="ce22">
            <text:p>101,818</text:p>
          </table:table-cell>
          <table:table-cell office:value-type="float" office:value="264954" table:style-name="ce23">
            <text:p>264,954</text:p>
          </table:table-cell>
          <table:table-cell office:value-type="float" office:value="127979" table:style-name="ce23">
            <text:p>127,979</text:p>
          </table:table-cell>
          <table:table-cell office:value-type="float" office:value="136975" table:style-name="ce23">
            <text:p>136,97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6084" table:style-name="ce14">
            <text:p>46,084</text:p>
          </table:table-cell>
          <table:table-cell office:value-type="float" office:value="154904" table:style-name="ce20">
            <text:p>154,904</text:p>
          </table:table-cell>
          <table:table-cell office:value-type="float" office:value="78291" table:style-name="ce20">
            <text:p>78,291</text:p>
          </table:table-cell>
          <table:table-cell office:value-type="float" office:value="76613" table:style-name="ce20">
            <text:p>76,6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572" table:style-name="ce22">
            <text:p>42,572</text:p>
          </table:table-cell>
          <table:table-cell office:value-type="float" office:value="141327" table:style-name="ce23">
            <text:p>141,327</text:p>
          </table:table-cell>
          <table:table-cell office:value-type="float" office:value="70425" table:style-name="ce23">
            <text:p>70,425</text:p>
          </table:table-cell>
          <table:table-cell office:value-type="float" office:value="70902" table:style-name="ce23">
            <text:p>70,90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512" table:style-name="ce28">
            <text:p>3,512</text:p>
          </table:table-cell>
          <table:table-cell office:value-type="float" office:value="13577" table:style-name="ce29">
            <text:p>13,577</text:p>
          </table:table-cell>
          <table:table-cell office:value-type="float" office:value="7866" table:style-name="ce29">
            <text:p>7,866</text:p>
          </table:table-cell>
          <table:table-cell office:value-type="float" office:value="5711" table:style-name="ce29">
            <text:p>5,711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12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20714" table:style-name="ce40">
            <text:p>1,620,714</text:p>
          </table:table-cell>
          <table:table-cell office:value-type="float" office:value="4011586" table:style-name="ce41">
            <text:p>4,011,586</text:p>
          </table:table-cell>
          <table:table-cell office:value-type="float" office:value="1958931" table:style-name="ce41">
            <text:p>1,958,931</text:p>
          </table:table-cell>
          <table:table-cell office:value-type="float" office:value="2052655" table:style-name="ce42">
            <text:p>2,052,65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478" table:style-name="ce44">
            <text:p>219,478</text:p>
          </table:table-cell>
          <table:table-cell office:value-type="float" office:value="553331" table:style-name="ce45">
            <text:p>553,331</text:p>
          </table:table-cell>
          <table:table-cell office:value-type="float" office:value="269005" table:style-name="ce45">
            <text:p>269,005</text:p>
          </table:table-cell>
          <table:table-cell office:value-type="float" office:value="284326" table:style-name="ce46">
            <text:p>284,3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5551" table:style-name="ce44">
            <text:p>155,551</text:p>
          </table:table-cell>
          <table:table-cell office:value-type="float" office:value="381986" table:style-name="ce45">
            <text:p>381,986</text:p>
          </table:table-cell>
          <table:table-cell office:value-type="float" office:value="187350" table:style-name="ce45">
            <text:p>187,350</text:p>
          </table:table-cell>
          <table:table-cell office:value-type="float" office:value="194636" table:style-name="ce46">
            <text:p>194,63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889" table:style-name="ce44">
            <text:p>169,889</text:p>
          </table:table-cell>
          <table:table-cell office:value-type="float" office:value="406757" table:style-name="ce45">
            <text:p>406,757</text:p>
          </table:table-cell>
          <table:table-cell office:value-type="float" office:value="196622" table:style-name="ce45">
            <text:p>196,622</text:p>
          </table:table-cell>
          <table:table-cell office:value-type="float" office:value="210135" table:style-name="ce46">
            <text:p>210,13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631" table:style-name="ce44">
            <text:p>91,631</text:p>
          </table:table-cell>
          <table:table-cell office:value-type="float" office:value="215910" table:style-name="ce45">
            <text:p>215,910</text:p>
          </table:table-cell>
          <table:table-cell office:value-type="float" office:value="102291" table:style-name="ce45">
            <text:p>102,291</text:p>
          </table:table-cell>
          <table:table-cell office:value-type="float" office:value="113619" table:style-name="ce46">
            <text:p>113,61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617" table:style-name="ce44">
            <text:p>162,617</text:p>
          </table:table-cell>
          <table:table-cell office:value-type="float" office:value="421758" table:style-name="ce45">
            <text:p>421,758</text:p>
          </table:table-cell>
          <table:table-cell office:value-type="float" office:value="205379" table:style-name="ce45">
            <text:p>205,379</text:p>
          </table:table-cell>
          <table:table-cell office:value-type="float" office:value="216379" table:style-name="ce46">
            <text:p>216,3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706" table:style-name="ce44">
            <text:p>130,706</text:p>
          </table:table-cell>
          <table:table-cell office:value-type="float" office:value="300159" table:style-name="ce45">
            <text:p>300,159</text:p>
          </table:table-cell>
          <table:table-cell office:value-type="float" office:value="143982" table:style-name="ce45">
            <text:p>143,982</text:p>
          </table:table-cell>
          <table:table-cell office:value-type="float" office:value="156177" table:style-name="ce46">
            <text:p>156,1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776" table:style-name="ce44">
            <text:p>67,776</text:p>
          </table:table-cell>
          <table:table-cell office:value-type="float" office:value="182121" table:style-name="ce45">
            <text:p>182,121</text:p>
          </table:table-cell>
          <table:table-cell office:value-type="float" office:value="90734" table:style-name="ce45">
            <text:p>90,734</text:p>
          </table:table-cell>
          <table:table-cell office:value-type="float" office:value="91387" table:style-name="ce46">
            <text:p>91,3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619" table:style-name="ce44">
            <text:p>32,619</text:p>
          </table:table-cell>
          <table:table-cell office:value-type="float" office:value="88126" table:style-name="ce45">
            <text:p>88,126</text:p>
          </table:table-cell>
          <table:table-cell office:value-type="float" office:value="44106" table:style-name="ce45">
            <text:p>44,106</text:p>
          </table:table-cell>
          <table:table-cell office:value-type="float" office:value="44020" table:style-name="ce46">
            <text:p>44,0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822" table:style-name="ce44">
            <text:p>44,822</text:p>
          </table:table-cell>
          <table:table-cell office:value-type="float" office:value="116101" table:style-name="ce45">
            <text:p>116,101</text:p>
          </table:table-cell>
          <table:table-cell office:value-type="float" office:value="58028" table:style-name="ce45">
            <text:p>58,028</text:p>
          </table:table-cell>
          <table:table-cell office:value-type="float" office:value="58073" table:style-name="ce46">
            <text:p>58,0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4849" table:style-name="ce44">
            <text:p>84,849</text:p>
          </table:table-cell>
          <table:table-cell office:value-type="float" office:value="185041" table:style-name="ce45">
            <text:p>185,041</text:p>
          </table:table-cell>
          <table:table-cell office:value-type="float" office:value="88540" table:style-name="ce45">
            <text:p>88,540</text:p>
          </table:table-cell>
          <table:table-cell office:value-type="float" office:value="96501" table:style-name="ce46">
            <text:p>96,5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2234" table:style-name="ce44">
            <text:p>92,234</text:p>
          </table:table-cell>
          <table:table-cell office:value-type="float" office:value="205879" table:style-name="ce45">
            <text:p>205,879</text:p>
          </table:table-cell>
          <table:table-cell office:value-type="float" office:value="100227" table:style-name="ce45">
            <text:p>100,227</text:p>
          </table:table-cell>
          <table:table-cell office:value-type="float" office:value="105652" table:style-name="ce46">
            <text:p>105,6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23" table:style-name="ce44">
            <text:p>16,123</text:p>
          </table:table-cell>
          <table:table-cell office:value-type="float" office:value="38543" table:style-name="ce45">
            <text:p>38,543</text:p>
          </table:table-cell>
          <table:table-cell office:value-type="float" office:value="19422" table:style-name="ce45">
            <text:p>19,422</text:p>
          </table:table-cell>
          <table:table-cell office:value-type="float" office:value="19121" table:style-name="ce46">
            <text:p>19,1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500" table:style-name="ce44">
            <text:p>90,500</text:p>
          </table:table-cell>
          <table:table-cell office:value-type="float" office:value="237525" table:style-name="ce45">
            <text:p>237,525</text:p>
          </table:table-cell>
          <table:table-cell office:value-type="float" office:value="116752" table:style-name="ce45">
            <text:p>116,752</text:p>
          </table:table-cell>
          <table:table-cell office:value-type="float" office:value="120773" table:style-name="ce46">
            <text:p>120,7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4035" table:style-name="ce44">
            <text:p>74,035</text:p>
          </table:table-cell>
          <table:table-cell office:value-type="float" office:value="201688" table:style-name="ce45">
            <text:p>201,688</text:p>
          </table:table-cell>
          <table:table-cell office:value-type="float" office:value="98739" table:style-name="ce45">
            <text:p>98,739</text:p>
          </table:table-cell>
          <table:table-cell office:value-type="float" office:value="102949" table:style-name="ce46">
            <text:p>102,9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627" table:style-name="ce44">
            <text:p>35,627</text:p>
          </table:table-cell>
          <table:table-cell office:value-type="float" office:value="90442" table:style-name="ce45">
            <text:p>90,442</text:p>
          </table:table-cell>
          <table:table-cell office:value-type="float" office:value="45369" table:style-name="ce45">
            <text:p>45,369</text:p>
          </table:table-cell>
          <table:table-cell office:value-type="float" office:value="45073" table:style-name="ce46">
            <text:p>45,0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22" table:style-name="ce44">
            <text:p>29,022</text:p>
          </table:table-cell>
          <table:table-cell office:value-type="float" office:value="77544" table:style-name="ce45">
            <text:p>77,544</text:p>
          </table:table-cell>
          <table:table-cell office:value-type="float" office:value="38234" table:style-name="ce45">
            <text:p>38,234</text:p>
          </table:table-cell>
          <table:table-cell office:value-type="float" office:value="39310" table:style-name="ce46">
            <text:p>39,3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0588" table:style-name="ce44">
            <text:p>50,588</text:p>
          </table:table-cell>
          <table:table-cell office:value-type="float" office:value="124290" table:style-name="ce45">
            <text:p>124,290</text:p>
          </table:table-cell>
          <table:table-cell office:value-type="float" office:value="60415" table:style-name="ce45">
            <text:p>60,415</text:p>
          </table:table-cell>
          <table:table-cell office:value-type="float" office:value="63875" table:style-name="ce46">
            <text:p>63,8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62" table:style-name="ce44">
            <text:p>9,862</text:p>
          </table:table-cell>
          <table:table-cell office:value-type="float" office:value="23639" table:style-name="ce45">
            <text:p>23,639</text:p>
          </table:table-cell>
          <table:table-cell office:value-type="float" office:value="11800" table:style-name="ce45">
            <text:p>11,800</text:p>
          </table:table-cell>
          <table:table-cell office:value-type="float" office:value="11839" table:style-name="ce46">
            <text:p>11,8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88" table:style-name="ce44">
            <text:p>3,388</text:p>
          </table:table-cell>
          <table:table-cell office:value-type="float" office:value="7503" table:style-name="ce45">
            <text:p>7,503</text:p>
          </table:table-cell>
          <table:table-cell office:value-type="float" office:value="4101" table:style-name="ce45">
            <text:p>4,101</text:p>
          </table:table-cell>
          <table:table-cell office:value-type="float" office:value="3402" table:style-name="ce46">
            <text:p>3,4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5" table:style-name="ce44">
            <text:p>2,565</text:p>
          </table:table-cell>
          <table:table-cell office:value-type="float" office:value="6630" table:style-name="ce45">
            <text:p>6,630</text:p>
          </table:table-cell>
          <table:table-cell office:value-type="float" office:value="3602" table:style-name="ce45">
            <text:p>3,602</text:p>
          </table:table-cell>
          <table:table-cell office:value-type="float" office:value="3028" table:style-name="ce46">
            <text:p>3,0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23" table:style-name="ce44">
            <text:p>9,623</text:p>
          </table:table-cell>
          <table:table-cell office:value-type="float" office:value="22378" table:style-name="ce45">
            <text:p>22,378</text:p>
          </table:table-cell>
          <table:table-cell office:value-type="float" office:value="11478" table:style-name="ce45">
            <text:p>11,478</text:p>
          </table:table-cell>
          <table:table-cell office:value-type="float" office:value="10900" table:style-name="ce46">
            <text:p>10,9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3" table:style-name="ce44">
            <text:p>4,223</text:p>
          </table:table-cell>
          <table:table-cell office:value-type="float" office:value="11208" table:style-name="ce45">
            <text:p>11,208</text:p>
          </table:table-cell>
          <table:table-cell office:value-type="float" office:value="5838" table:style-name="ce45">
            <text:p>5,838</text:p>
          </table:table-cell>
          <table:table-cell office:value-type="float" office:value="5370" table:style-name="ce46">
            <text:p>5,3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6062" table:style-name="ce44">
            <text:p>16,062</text:p>
          </table:table-cell>
          <table:table-cell office:value-type="float" office:value="40145" table:style-name="ce45">
            <text:p>40,145</text:p>
          </table:table-cell>
          <table:table-cell office:value-type="float" office:value="19997" table:style-name="ce45">
            <text:p>19,997</text:p>
          </table:table-cell>
          <table:table-cell office:value-type="float" office:value="20148" table:style-name="ce46">
            <text:p>20,1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20" table:style-name="ce44">
            <text:p>2,220</text:p>
          </table:table-cell>
          <table:table-cell office:value-type="float" office:value="4341" table:style-name="ce45">
            <text:p>4,341</text:p>
          </table:table-cell>
          <table:table-cell office:value-type="float" office:value="2426" table:style-name="ce45">
            <text:p>2,426</text:p>
          </table:table-cell>
          <table:table-cell office:value-type="float" office:value="1915" table:style-name="ce46">
            <text:p>1,9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75" table:style-name="ce44">
            <text:p>3,675</text:p>
          </table:table-cell>
          <table:table-cell office:value-type="float" office:value="8244" table:style-name="ce45">
            <text:p>8,244</text:p>
          </table:table-cell>
          <table:table-cell office:value-type="float" office:value="4481" table:style-name="ce45">
            <text:p>4,481</text:p>
          </table:table-cell>
          <table:table-cell office:value-type="float" office:value="3763" table:style-name="ce46">
            <text:p>3,7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26" table:style-name="ce44">
            <text:p>4,326</text:p>
          </table:table-cell>
          <table:table-cell office:value-type="float" office:value="11571" table:style-name="ce45">
            <text:p>11,571</text:p>
          </table:table-cell>
          <table:table-cell office:value-type="float" office:value="5901" table:style-name="ce45">
            <text:p>5,901</text:p>
          </table:table-cell>
          <table:table-cell office:value-type="float" office:value="5670" table:style-name="ce46">
            <text:p>5,6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33" table:style-name="ce44">
            <text:p>7,233</text:p>
          </table:table-cell>
          <table:table-cell office:value-type="float" office:value="20844" table:style-name="ce45">
            <text:p>20,844</text:p>
          </table:table-cell>
          <table:table-cell office:value-type="float" office:value="10242" table:style-name="ce45">
            <text:p>10,242</text:p>
          </table:table-cell>
          <table:table-cell office:value-type="float" office:value="10602" table:style-name="ce46">
            <text:p>10,6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4" table:style-name="ce44">
            <text:p>7,554</text:p>
          </table:table-cell>
          <table:table-cell office:value-type="float" office:value="21513" table:style-name="ce45">
            <text:p>21,513</text:p>
          </table:table-cell>
          <table:table-cell office:value-type="float" office:value="10754" table:style-name="ce45">
            <text:p>10,754</text:p>
          </table:table-cell>
          <table:table-cell office:value-type="float" office:value="10759" table:style-name="ce46">
            <text:p>10,75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6" table:style-name="ce49">
            <text:p>1,916</text:p>
          </table:table-cell>
          <table:table-cell office:value-type="float" office:value="6369" table:style-name="ce50">
            <text:p>6,369</text:p>
          </table:table-cell>
          <table:table-cell office:value-type="float" office:value="3116" table:style-name="ce50">
            <text:p>3,116</text:p>
          </table:table-cell>
          <table:table-cell office:value-type="float" office:value="3253" table:style-name="ce51">
            <text:p>3,253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4530" table:style-name="ce57">
            <text:p>1,054,530</text:p>
          </table:table-cell>
          <table:table-cell office:value-type="float" office:value="2531659" table:style-name="ce41">
            <text:p>2,531,659</text:p>
          </table:table-cell>
          <table:table-cell office:value-type="float" office:value="1205310" table:style-name="ce41">
            <text:p>1,205,310</text:p>
          </table:table-cell>
          <table:table-cell office:value-type="float" office:value="1326349" table:style-name="ce58">
            <text:p>1,326,3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161" table:style-name="ce59">
            <text:p>80,161</text:p>
          </table:table-cell>
          <table:table-cell office:value-type="float" office:value="194070" table:style-name="ce45">
            <text:p>194,070</text:p>
          </table:table-cell>
          <table:table-cell office:value-type="float" office:value="90774" table:style-name="ce45">
            <text:p>90,774</text:p>
          </table:table-cell>
          <table:table-cell office:value-type="float" office:value="103296" table:style-name="ce60">
            <text:p>103,2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019" table:style-name="ce59">
            <text:p>88,019</text:p>
          </table:table-cell>
          <table:table-cell office:value-type="float" office:value="208079" table:style-name="ce45">
            <text:p>208,079</text:p>
          </table:table-cell>
          <table:table-cell office:value-type="float" office:value="98778" table:style-name="ce45">
            <text:p>98,778</text:p>
          </table:table-cell>
          <table:table-cell office:value-type="float" office:value="109301" table:style-name="ce60">
            <text:p>109,3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9582" table:style-name="ce59">
            <text:p>119,582</text:p>
          </table:table-cell>
          <table:table-cell office:value-type="float" office:value="292233" table:style-name="ce45">
            <text:p>292,233</text:p>
          </table:table-cell>
          <table:table-cell office:value-type="float" office:value="136274" table:style-name="ce45">
            <text:p>136,274</text:p>
          </table:table-cell>
          <table:table-cell office:value-type="float" office:value="155959" table:style-name="ce60">
            <text:p>155,9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99856" table:style-name="ce59">
            <text:p>99,856</text:p>
          </table:table-cell>
          <table:table-cell office:value-type="float" office:value="216556" table:style-name="ce45">
            <text:p>216,556</text:p>
          </table:table-cell>
          <table:table-cell office:value-type="float" office:value="100349" table:style-name="ce45">
            <text:p>100,349</text:p>
          </table:table-cell>
          <table:table-cell office:value-type="float" office:value="116207" table:style-name="ce60">
            <text:p>116,2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196" table:style-name="ce59">
            <text:p>65,196</text:p>
          </table:table-cell>
          <table:table-cell office:value-type="float" office:value="151021" table:style-name="ce45">
            <text:p>151,021</text:p>
          </table:table-cell>
          <table:table-cell office:value-type="float" office:value="71857" table:style-name="ce45">
            <text:p>71,857</text:p>
          </table:table-cell>
          <table:table-cell office:value-type="float" office:value="79164" table:style-name="ce60">
            <text:p>79,1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222" table:style-name="ce59">
            <text:p>52,222</text:p>
          </table:table-cell>
          <table:table-cell office:value-type="float" office:value="121055" table:style-name="ce45">
            <text:p>121,055</text:p>
          </table:table-cell>
          <table:table-cell office:value-type="float" office:value="58601" table:style-name="ce45">
            <text:p>58,601</text:p>
          </table:table-cell>
          <table:table-cell office:value-type="float" office:value="62454" table:style-name="ce60">
            <text:p>62,4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711" table:style-name="ce59">
            <text:p>78,711</text:p>
          </table:table-cell>
          <table:table-cell office:value-type="float" office:value="177159" table:style-name="ce45">
            <text:p>177,159</text:p>
          </table:table-cell>
          <table:table-cell office:value-type="float" office:value="86625" table:style-name="ce45">
            <text:p>86,625</text:p>
          </table:table-cell>
          <table:table-cell office:value-type="float" office:value="90534" table:style-name="ce60">
            <text:p>90,5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414" table:style-name="ce59">
            <text:p>107,414</text:p>
          </table:table-cell>
          <table:table-cell office:value-type="float" office:value="262261" table:style-name="ce45">
            <text:p>262,261</text:p>
          </table:table-cell>
          <table:table-cell office:value-type="float" office:value="125273" table:style-name="ce45">
            <text:p>125,273</text:p>
          </table:table-cell>
          <table:table-cell office:value-type="float" office:value="136988" table:style-name="ce60">
            <text:p>136,9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889" table:style-name="ce59">
            <text:p>47,889</text:p>
          </table:table-cell>
          <table:table-cell office:value-type="float" office:value="116157" table:style-name="ce45">
            <text:p>116,157</text:p>
          </table:table-cell>
          <table:table-cell office:value-type="float" office:value="56577" table:style-name="ce45">
            <text:p>56,577</text:p>
          </table:table-cell>
          <table:table-cell office:value-type="float" office:value="59580" table:style-name="ce60">
            <text:p>59,5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10074" table:style-name="ce59">
            <text:p>110,074</text:p>
          </table:table-cell>
          <table:table-cell office:value-type="float" office:value="277224" table:style-name="ce45">
            <text:p>277,224</text:p>
          </table:table-cell>
          <table:table-cell office:value-type="float" office:value="132095" table:style-name="ce45">
            <text:p>132,095</text:p>
          </table:table-cell>
          <table:table-cell office:value-type="float" office:value="145129" table:style-name="ce60">
            <text:p>145,1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445" table:style-name="ce59">
            <text:p>107,445</text:p>
          </table:table-cell>
          <table:table-cell office:value-type="float" office:value="270770" table:style-name="ce45">
            <text:p>270,770</text:p>
          </table:table-cell>
          <table:table-cell office:value-type="float" office:value="130476" table:style-name="ce45">
            <text:p>130,476</text:p>
          </table:table-cell>
          <table:table-cell office:value-type="float" office:value="140294" table:style-name="ce60">
            <text:p>140,29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7961" table:style-name="ce62">
            <text:p>97,961</text:p>
          </table:table-cell>
          <table:table-cell office:value-type="float" office:value="245074" table:style-name="ce50">
            <text:p>245,074</text:p>
          </table:table-cell>
          <table:table-cell office:value-type="float" office:value="117631" table:style-name="ce50">
            <text:p>117,631</text:p>
          </table:table-cell>
          <table:table-cell office:value-type="float" office:value="127443" table:style-name="ce63">
            <text:p>127,44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61456" table:style-name="ce57">
            <text:p>861,456</text:p>
          </table:table-cell>
          <table:table-cell office:value-type="float" office:value="2272452" table:style-name="ce41">
            <text:p>2,272,452</text:p>
          </table:table-cell>
          <table:table-cell office:value-type="float" office:value="1125250" table:style-name="ce41">
            <text:p>1,125,250</text:p>
          </table:table-cell>
          <table:table-cell office:value-type="float" office:value="1147202" table:style-name="ce42">
            <text:p>1,147,20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1498" table:style-name="ce59">
            <text:p>181,498</text:p>
          </table:table-cell>
          <table:table-cell office:value-type="float" office:value="458866" table:style-name="ce45">
            <text:p>458,866</text:p>
          </table:table-cell>
          <table:table-cell office:value-type="float" office:value="221461" table:style-name="ce45">
            <text:p>221,461</text:p>
          </table:table-cell>
          <table:table-cell office:value-type="float" office:value="237405" table:style-name="ce46">
            <text:p>237,40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4089" table:style-name="ce59">
            <text:p>164,089</text:p>
          </table:table-cell>
          <table:table-cell office:value-type="float" office:value="422564" table:style-name="ce45">
            <text:p>422,564</text:p>
          </table:table-cell>
          <table:table-cell office:value-type="float" office:value="206977" table:style-name="ce45">
            <text:p>206,977</text:p>
          </table:table-cell>
          <table:table-cell office:value-type="float" office:value="215587" table:style-name="ce46">
            <text:p>215,58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455" table:style-name="ce59">
            <text:p>34,455</text:p>
          </table:table-cell>
          <table:table-cell office:value-type="float" office:value="95002" table:style-name="ce45">
            <text:p>95,002</text:p>
          </table:table-cell>
          <table:table-cell office:value-type="float" office:value="48316" table:style-name="ce45">
            <text:p>48,316</text:p>
          </table:table-cell>
          <table:table-cell office:value-type="float" office:value="46686" table:style-name="ce46">
            <text:p>46,68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4274" table:style-name="ce59">
            <text:p>64,274</text:p>
          </table:table-cell>
          <table:table-cell office:value-type="float" office:value="176644" table:style-name="ce45">
            <text:p>176,644</text:p>
          </table:table-cell>
          <table:table-cell office:value-type="float" office:value="88527" table:style-name="ce45">
            <text:p>88,527</text:p>
          </table:table-cell>
          <table:table-cell office:value-type="float" office:value="88117" table:style-name="ce46">
            <text:p>88,11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751" table:style-name="ce59">
            <text:p>61,751</text:p>
          </table:table-cell>
          <table:table-cell office:value-type="float" office:value="166476" table:style-name="ce45">
            <text:p>166,476</text:p>
          </table:table-cell>
          <table:table-cell office:value-type="float" office:value="82357" table:style-name="ce45">
            <text:p>82,357</text:p>
          </table:table-cell>
          <table:table-cell office:value-type="float" office:value="84119" table:style-name="ce46">
            <text:p>84,11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584" table:style-name="ce59">
            <text:p>35,584</text:p>
          </table:table-cell>
          <table:table-cell office:value-type="float" office:value="92675" table:style-name="ce45">
            <text:p>92,675</text:p>
          </table:table-cell>
          <table:table-cell office:value-type="float" office:value="47093" table:style-name="ce45">
            <text:p>47,093</text:p>
          </table:table-cell>
          <table:table-cell office:value-type="float" office:value="45582" table:style-name="ce46">
            <text:p>45,58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7920" table:style-name="ce59">
            <text:p>67,920</text:p>
          </table:table-cell>
          <table:table-cell office:value-type="float" office:value="166497" table:style-name="ce45">
            <text:p>166,497</text:p>
          </table:table-cell>
          <table:table-cell office:value-type="float" office:value="82615" table:style-name="ce45">
            <text:p>82,615</text:p>
          </table:table-cell>
          <table:table-cell office:value-type="float" office:value="83882" table:style-name="ce46">
            <text:p>83,88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762" table:style-name="ce59">
            <text:p>77,762</text:p>
          </table:table-cell>
          <table:table-cell office:value-type="float" office:value="209634" table:style-name="ce45">
            <text:p>209,634</text:p>
          </table:table-cell>
          <table:table-cell office:value-type="float" office:value="104120" table:style-name="ce45">
            <text:p>104,120</text:p>
          </table:table-cell>
          <table:table-cell office:value-type="float" office:value="105514" table:style-name="ce46">
            <text:p>105,51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810" table:style-name="ce59">
            <text:p>44,810</text:p>
          </table:table-cell>
          <table:table-cell office:value-type="float" office:value="124418" table:style-name="ce45">
            <text:p>124,418</text:p>
          </table:table-cell>
          <table:table-cell office:value-type="float" office:value="62019" table:style-name="ce45">
            <text:p>62,019</text:p>
          </table:table-cell>
          <table:table-cell office:value-type="float" office:value="62399" table:style-name="ce46">
            <text:p>62,39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2251" table:style-name="ce59">
            <text:p>82,251</text:p>
          </table:table-cell>
          <table:table-cell office:value-type="float" office:value="228210" table:style-name="ce45">
            <text:p>228,210</text:p>
          </table:table-cell>
          <table:table-cell office:value-type="float" office:value="112865" table:style-name="ce45">
            <text:p>112,865</text:p>
          </table:table-cell>
          <table:table-cell office:value-type="float" office:value="115345" table:style-name="ce46">
            <text:p>115,34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527" table:style-name="ce59">
            <text:p>17,527</text:p>
          </table:table-cell>
          <table:table-cell office:value-type="float" office:value="49119" table:style-name="ce45">
            <text:p>49,119</text:p>
          </table:table-cell>
          <table:table-cell office:value-type="float" office:value="26060" table:style-name="ce45">
            <text:p>26,060</text:p>
          </table:table-cell>
          <table:table-cell office:value-type="float" office:value="23059" table:style-name="ce46">
            <text:p>23,05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641" table:style-name="ce59">
            <text:p>25,641</text:p>
          </table:table-cell>
          <table:table-cell office:value-type="float" office:value="69802" table:style-name="ce45">
            <text:p>69,802</text:p>
          </table:table-cell>
          <table:table-cell office:value-type="float" office:value="36133" table:style-name="ce45">
            <text:p>36,133</text:p>
          </table:table-cell>
          <table:table-cell office:value-type="float" office:value="33669" table:style-name="ce46">
            <text:p>33,669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94" table:style-name="ce62">
            <text:p>3,894</text:p>
          </table:table-cell>
          <table:table-cell office:value-type="float" office:value="12545" table:style-name="ce50">
            <text:p>12,545</text:p>
          </table:table-cell>
          <table:table-cell office:value-type="float" office:value="6707" table:style-name="ce50">
            <text:p>6,707</text:p>
          </table:table-cell>
          <table:table-cell office:value-type="float" office:value="5838" table:style-name="ce51">
            <text:p>5,838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11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6583" table:style-name="ce57">
            <text:p>1,016,583</text:p>
          </table:table-cell>
          <table:table-cell office:value-type="float" office:value="2814422" table:style-name="ce41">
            <text:p>2,814,422</text:p>
          </table:table-cell>
          <table:table-cell office:value-type="float" office:value="1381575" table:style-name="ce41">
            <text:p>1,381,575</text:p>
          </table:table-cell>
          <table:table-cell office:value-type="float" office:value="1432847" table:style-name="ce58">
            <text:p>1,432,84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18" table:style-name="ce59">
            <text:p>7,918</text:p>
          </table:table-cell>
          <table:table-cell office:value-type="float" office:value="17722" table:style-name="ce45">
            <text:p>17,722</text:p>
          </table:table-cell>
          <table:table-cell office:value-type="float" office:value="8776" table:style-name="ce45">
            <text:p>8,776</text:p>
          </table:table-cell>
          <table:table-cell office:value-type="float" office:value="8946" table:style-name="ce60">
            <text:p>8,94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281" table:style-name="ce59">
            <text:p>29,281</text:p>
          </table:table-cell>
          <table:table-cell office:value-type="float" office:value="75587" table:style-name="ce45">
            <text:p>75,587</text:p>
          </table:table-cell>
          <table:table-cell office:value-type="float" office:value="37399" table:style-name="ce45">
            <text:p>37,399</text:p>
          </table:table-cell>
          <table:table-cell office:value-type="float" office:value="38188" table:style-name="ce60">
            <text:p>38,188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616" table:style-name="ce59">
            <text:p>50,616</text:p>
          </table:table-cell>
          <table:table-cell office:value-type="float" office:value="126120" table:style-name="ce45">
            <text:p>126,120</text:p>
          </table:table-cell>
          <table:table-cell office:value-type="float" office:value="60351" table:style-name="ce45">
            <text:p>60,351</text:p>
          </table:table-cell>
          <table:table-cell office:value-type="float" office:value="65769" table:style-name="ce60">
            <text:p>65,76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66" table:style-name="ce59">
            <text:p>46,366</text:p>
          </table:table-cell>
          <table:table-cell office:value-type="float" office:value="112948" table:style-name="ce45">
            <text:p>112,948</text:p>
          </table:table-cell>
          <table:table-cell office:value-type="float" office:value="53414" table:style-name="ce45">
            <text:p>53,414</text:p>
          </table:table-cell>
          <table:table-cell office:value-type="float" office:value="59534" table:style-name="ce60">
            <text:p>59,53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694" table:style-name="ce59">
            <text:p>60,694</text:p>
          </table:table-cell>
          <table:table-cell office:value-type="float" office:value="144226" table:style-name="ce45">
            <text:p>144,226</text:p>
          </table:table-cell>
          <table:table-cell office:value-type="float" office:value="68718" table:style-name="ce45">
            <text:p>68,718</text:p>
          </table:table-cell>
          <table:table-cell office:value-type="float" office:value="75508" table:style-name="ce60">
            <text:p>75,50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1066" table:style-name="ce59">
            <text:p>91,066</text:p>
          </table:table-cell>
          <table:table-cell office:value-type="float" office:value="230957" table:style-name="ce45">
            <text:p>230,957</text:p>
          </table:table-cell>
          <table:table-cell office:value-type="float" office:value="110554" table:style-name="ce45">
            <text:p>110,554</text:p>
          </table:table-cell>
          <table:table-cell office:value-type="float" office:value="120403" table:style-name="ce60">
            <text:p>120,40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8007" table:style-name="ce59">
            <text:p>68,007</text:p>
          </table:table-cell>
          <table:table-cell office:value-type="float" office:value="176766" table:style-name="ce45">
            <text:p>176,766</text:p>
          </table:table-cell>
          <table:table-cell office:value-type="float" office:value="84304" table:style-name="ce45">
            <text:p>84,304</text:p>
          </table:table-cell>
          <table:table-cell office:value-type="float" office:value="92462" table:style-name="ce60">
            <text:p>92,46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0802" table:style-name="ce59">
            <text:p>110,802</text:p>
          </table:table-cell>
          <table:table-cell office:value-type="float" office:value="290423" table:style-name="ce45">
            <text:p>290,423</text:p>
          </table:table-cell>
          <table:table-cell office:value-type="float" office:value="138439" table:style-name="ce45">
            <text:p>138,439</text:p>
          </table:table-cell>
          <table:table-cell office:value-type="float" office:value="151984" table:style-name="ce60">
            <text:p>151,984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61" table:style-name="ce59">
            <text:p>55,461</text:p>
          </table:table-cell>
          <table:table-cell office:value-type="float" office:value="164866" table:style-name="ce45">
            <text:p>164,866</text:p>
          </table:table-cell>
          <table:table-cell office:value-type="float" office:value="81247" table:style-name="ce45">
            <text:p>81,247</text:p>
          </table:table-cell>
          <table:table-cell office:value-type="float" office:value="83619" table:style-name="ce60">
            <text:p>83,61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80" table:style-name="ce59">
            <text:p>17,480</text:p>
          </table:table-cell>
          <table:table-cell office:value-type="float" office:value="48449" table:style-name="ce45">
            <text:p>48,449</text:p>
          </table:table-cell>
          <table:table-cell office:value-type="float" office:value="24770" table:style-name="ce45">
            <text:p>24,770</text:p>
          </table:table-cell>
          <table:table-cell office:value-type="float" office:value="23679" table:style-name="ce60">
            <text:p>23,67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4071" table:style-name="ce59">
            <text:p>24,071</text:p>
          </table:table-cell>
          <table:table-cell office:value-type="float" office:value="75596" table:style-name="ce45">
            <text:p>75,596</text:p>
          </table:table-cell>
          <table:table-cell office:value-type="float" office:value="37902" table:style-name="ce45">
            <text:p>37,902</text:p>
          </table:table-cell>
          <table:table-cell office:value-type="float" office:value="37694" table:style-name="ce60">
            <text:p>37,69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30080" table:style-name="ce59">
            <text:p>30,080</text:p>
          </table:table-cell>
          <table:table-cell office:value-type="float" office:value="88444" table:style-name="ce45">
            <text:p>88,444</text:p>
          </table:table-cell>
          <table:table-cell office:value-type="float" office:value="45158" table:style-name="ce45">
            <text:p>45,158</text:p>
          </table:table-cell>
          <table:table-cell office:value-type="float" office:value="43286" table:style-name="ce60">
            <text:p>43,28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924" table:style-name="ce59">
            <text:p>31,924</text:p>
          </table:table-cell>
          <table:table-cell office:value-type="float" office:value="95872" table:style-name="ce45">
            <text:p>95,872</text:p>
          </table:table-cell>
          <table:table-cell office:value-type="float" office:value="48182" table:style-name="ce45">
            <text:p>48,182</text:p>
          </table:table-cell>
          <table:table-cell office:value-type="float" office:value="47690" table:style-name="ce60">
            <text:p>47,6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440" table:style-name="ce59">
            <text:p>19,440</text:p>
          </table:table-cell>
          <table:table-cell office:value-type="float" office:value="59484" table:style-name="ce45">
            <text:p>59,484</text:p>
          </table:table-cell>
          <table:table-cell office:value-type="float" office:value="29817" table:style-name="ce45">
            <text:p>29,817</text:p>
          </table:table-cell>
          <table:table-cell office:value-type="float" office:value="29667" table:style-name="ce60">
            <text:p>29,66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69" table:style-name="ce59">
            <text:p>16,969</text:p>
          </table:table-cell>
          <table:table-cell office:value-type="float" office:value="53985" table:style-name="ce45">
            <text:p>53,985</text:p>
          </table:table-cell>
          <table:table-cell office:value-type="float" office:value="27264" table:style-name="ce45">
            <text:p>27,264</text:p>
          </table:table-cell>
          <table:table-cell office:value-type="float" office:value="26721" table:style-name="ce60">
            <text:p>26,7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313" table:style-name="ce59">
            <text:p>20,313</text:p>
          </table:table-cell>
          <table:table-cell office:value-type="float" office:value="64933" table:style-name="ce45">
            <text:p>64,933</text:p>
          </table:table-cell>
          <table:table-cell office:value-type="float" office:value="33107" table:style-name="ce45">
            <text:p>33,107</text:p>
          </table:table-cell>
          <table:table-cell office:value-type="float" office:value="31826" table:style-name="ce60">
            <text:p>31,8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950" table:style-name="ce59">
            <text:p>37,950</text:p>
          </table:table-cell>
          <table:table-cell office:value-type="float" office:value="109240" table:style-name="ce45">
            <text:p>109,240</text:p>
          </table:table-cell>
          <table:table-cell office:value-type="float" office:value="53793" table:style-name="ce45">
            <text:p>53,793</text:p>
          </table:table-cell>
          <table:table-cell office:value-type="float" office:value="55447" table:style-name="ce60">
            <text:p>55,44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918" table:style-name="ce59">
            <text:p>30,918</text:p>
          </table:table-cell>
          <table:table-cell office:value-type="float" office:value="95519" table:style-name="ce45">
            <text:p>95,519</text:p>
          </table:table-cell>
          <table:table-cell office:value-type="float" office:value="47473" table:style-name="ce45">
            <text:p>47,473</text:p>
          </table:table-cell>
          <table:table-cell office:value-type="float" office:value="48046" table:style-name="ce60">
            <text:p>48,04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85" table:style-name="ce59">
            <text:p>7,785</text:p>
          </table:table-cell>
          <table:table-cell office:value-type="float" office:value="23677" table:style-name="ce45">
            <text:p>23,677</text:p>
          </table:table-cell>
          <table:table-cell office:value-type="float" office:value="12224" table:style-name="ce45">
            <text:p>12,224</text:p>
          </table:table-cell>
          <table:table-cell office:value-type="float" office:value="11453" table:style-name="ce60">
            <text:p>11,45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52" table:style-name="ce59">
            <text:p>4,952</text:p>
          </table:table-cell>
          <table:table-cell office:value-type="float" office:value="14450" table:style-name="ce45">
            <text:p>14,450</text:p>
          </table:table-cell>
          <table:table-cell office:value-type="float" office:value="7441" table:style-name="ce45">
            <text:p>7,441</text:p>
          </table:table-cell>
          <table:table-cell office:value-type="float" office:value="7009" table:style-name="ce60">
            <text:p>7,00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95" table:style-name="ce59">
            <text:p>9,995</text:p>
          </table:table-cell>
          <table:table-cell office:value-type="float" office:value="31580" table:style-name="ce45">
            <text:p>31,580</text:p>
          </table:table-cell>
          <table:table-cell office:value-type="float" office:value="16077" table:style-name="ce45">
            <text:p>16,077</text:p>
          </table:table-cell>
          <table:table-cell office:value-type="float" office:value="15503" table:style-name="ce60">
            <text:p>15,50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36" table:style-name="ce59">
            <text:p>5,636</text:p>
          </table:table-cell>
          <table:table-cell office:value-type="float" office:value="18525" table:style-name="ce45">
            <text:p>18,525</text:p>
          </table:table-cell>
          <table:table-cell office:value-type="float" office:value="9788" table:style-name="ce45">
            <text:p>9,788</text:p>
          </table:table-cell>
          <table:table-cell office:value-type="float" office:value="8737" table:style-name="ce60">
            <text:p>8,73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244" table:style-name="ce59">
            <text:p>27,244</text:p>
          </table:table-cell>
          <table:table-cell office:value-type="float" office:value="77129" table:style-name="ce45">
            <text:p>77,129</text:p>
          </table:table-cell>
          <table:table-cell office:value-type="float" office:value="38546" table:style-name="ce45">
            <text:p>38,546</text:p>
          </table:table-cell>
          <table:table-cell office:value-type="float" office:value="38583" table:style-name="ce60">
            <text:p>38,5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645" table:style-name="ce59">
            <text:p>18,645</text:p>
          </table:table-cell>
          <table:table-cell office:value-type="float" office:value="56513" table:style-name="ce45">
            <text:p>56,513</text:p>
          </table:table-cell>
          <table:table-cell office:value-type="float" office:value="28758" table:style-name="ce45">
            <text:p>28,758</text:p>
          </table:table-cell>
          <table:table-cell office:value-type="float" office:value="27755" table:style-name="ce60">
            <text:p>27,75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628" table:style-name="ce59">
            <text:p>24,628</text:p>
          </table:table-cell>
          <table:table-cell office:value-type="float" office:value="77986" table:style-name="ce45">
            <text:p>77,986</text:p>
          </table:table-cell>
          <table:table-cell office:value-type="float" office:value="39159" table:style-name="ce45">
            <text:p>39,159</text:p>
          </table:table-cell>
          <table:table-cell office:value-type="float" office:value="38827" table:style-name="ce60">
            <text:p>38,82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1043" table:style-name="ce59">
            <text:p>21,043</text:p>
          </table:table-cell>
          <table:table-cell office:value-type="float" office:value="64652" table:style-name="ce45">
            <text:p>64,652</text:p>
          </table:table-cell>
          <table:table-cell office:value-type="float" office:value="32703" table:style-name="ce45">
            <text:p>32,703</text:p>
          </table:table-cell>
          <table:table-cell office:value-type="float" office:value="31949" table:style-name="ce60">
            <text:p>31,94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9009" table:style-name="ce59">
            <text:p>69,009</text:p>
          </table:table-cell>
          <table:table-cell office:value-type="float" office:value="195563" table:style-name="ce45">
            <text:p>195,563</text:p>
          </table:table-cell>
          <table:table-cell office:value-type="float" office:value="96540" table:style-name="ce45">
            <text:p>96,540</text:p>
          </table:table-cell>
          <table:table-cell office:value-type="float" office:value="99023" table:style-name="ce60">
            <text:p>99,02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603" table:style-name="ce59">
            <text:p>73,603</text:p>
          </table:table-cell>
          <table:table-cell office:value-type="float" office:value="212319" table:style-name="ce45">
            <text:p>212,319</text:p>
          </table:table-cell>
          <table:table-cell office:value-type="float" office:value="103849" table:style-name="ce45">
            <text:p>103,849</text:p>
          </table:table-cell>
          <table:table-cell office:value-type="float" office:value="108470" table:style-name="ce60">
            <text:p>108,470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87" table:style-name="ce62">
            <text:p>4,687</text:p>
          </table:table-cell>
          <table:table-cell office:value-type="float" office:value="10891" table:style-name="ce50">
            <text:p>10,891</text:p>
          </table:table-cell>
          <table:table-cell office:value-type="float" office:value="5822" table:style-name="ce50">
            <text:p>5,822</text:p>
          </table:table-cell>
          <table:table-cell office:value-type="float" office:value="5069" table:style-name="ce63">
            <text:p>5,069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9861" table:style-name="ce57">
            <text:p>709,861</text:p>
          </table:table-cell>
          <table:table-cell office:value-type="float" office:value="1863435" table:style-name="ce41">
            <text:p>1,863,435</text:p>
          </table:table-cell>
          <table:table-cell office:value-type="float" office:value="927924" table:style-name="ce41">
            <text:p>927,924</text:p>
          </table:table-cell>
          <table:table-cell office:value-type="float" office:value="935511" table:style-name="ce58">
            <text:p>935,51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72" table:style-name="ce59">
            <text:p>29,672</text:p>
          </table:table-cell>
          <table:table-cell office:value-type="float" office:value="75580" table:style-name="ce45">
            <text:p>75,580</text:p>
          </table:table-cell>
          <table:table-cell office:value-type="float" office:value="37278" table:style-name="ce45">
            <text:p>37,278</text:p>
          </table:table-cell>
          <table:table-cell office:value-type="float" office:value="38302" table:style-name="ce60">
            <text:p>38,30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97" table:style-name="ce59">
            <text:p>10,197</text:p>
          </table:table-cell>
          <table:table-cell office:value-type="float" office:value="24799" table:style-name="ce45">
            <text:p>24,799</text:p>
          </table:table-cell>
          <table:table-cell office:value-type="float" office:value="12917" table:style-name="ce45">
            <text:p>12,917</text:p>
          </table:table-cell>
          <table:table-cell office:value-type="float" office:value="11882" table:style-name="ce60">
            <text:p>11,88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688" table:style-name="ce59">
            <text:p>10,688</text:p>
          </table:table-cell>
          <table:table-cell office:value-type="float" office:value="26739" table:style-name="ce45">
            <text:p>26,739</text:p>
          </table:table-cell>
          <table:table-cell office:value-type="float" office:value="13960" table:style-name="ce45">
            <text:p>13,960</text:p>
          </table:table-cell>
          <table:table-cell office:value-type="float" office:value="12779" table:style-name="ce60">
            <text:p>12,77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03" table:style-name="ce59">
            <text:p>8,003</text:p>
          </table:table-cell>
          <table:table-cell office:value-type="float" office:value="20635" table:style-name="ce45">
            <text:p>20,635</text:p>
          </table:table-cell>
          <table:table-cell office:value-type="float" office:value="10715" table:style-name="ce45">
            <text:p>10,715</text:p>
          </table:table-cell>
          <table:table-cell office:value-type="float" office:value="9920" table:style-name="ce60">
            <text:p>9,9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66" table:style-name="ce59">
            <text:p>8,766</text:p>
          </table:table-cell>
          <table:table-cell office:value-type="float" office:value="22376" table:style-name="ce45">
            <text:p>22,376</text:p>
          </table:table-cell>
          <table:table-cell office:value-type="float" office:value="11578" table:style-name="ce45">
            <text:p>11,578</text:p>
          </table:table-cell>
          <table:table-cell office:value-type="float" office:value="10798" table:style-name="ce60">
            <text:p>10,7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23" table:style-name="ce59">
            <text:p>8,223</text:p>
          </table:table-cell>
          <table:table-cell office:value-type="float" office:value="19828" table:style-name="ce45">
            <text:p>19,828</text:p>
          </table:table-cell>
          <table:table-cell office:value-type="float" office:value="10568" table:style-name="ce45">
            <text:p>10,568</text:p>
          </table:table-cell>
          <table:table-cell office:value-type="float" office:value="9260" table:style-name="ce60">
            <text:p>9,2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92" table:style-name="ce59">
            <text:p>16,192</text:p>
          </table:table-cell>
          <table:table-cell office:value-type="float" office:value="43420" table:style-name="ce45">
            <text:p>43,420</text:p>
          </table:table-cell>
          <table:table-cell office:value-type="float" office:value="22065" table:style-name="ce45">
            <text:p>22,065</text:p>
          </table:table-cell>
          <table:table-cell office:value-type="float" office:value="21355" table:style-name="ce60">
            <text:p>21,35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404" table:style-name="ce59">
            <text:p>9,404</text:p>
          </table:table-cell>
          <table:table-cell office:value-type="float" office:value="23115" table:style-name="ce45">
            <text:p>23,115</text:p>
          </table:table-cell>
          <table:table-cell office:value-type="float" office:value="11969" table:style-name="ce45">
            <text:p>11,969</text:p>
          </table:table-cell>
          <table:table-cell office:value-type="float" office:value="11146" table:style-name="ce60">
            <text:p>11,14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8015" table:style-name="ce59">
            <text:p>8,015</text:p>
          </table:table-cell>
          <table:table-cell office:value-type="float" office:value="21509" table:style-name="ce45">
            <text:p>21,509</text:p>
          </table:table-cell>
          <table:table-cell office:value-type="float" office:value="11146" table:style-name="ce45">
            <text:p>11,146</text:p>
          </table:table-cell>
          <table:table-cell office:value-type="float" office:value="10363" table:style-name="ce60">
            <text:p>10,36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59" table:style-name="ce59">
            <text:p>8,159</text:p>
          </table:table-cell>
          <table:table-cell office:value-type="float" office:value="21061" table:style-name="ce45">
            <text:p>21,061</text:p>
          </table:table-cell>
          <table:table-cell office:value-type="float" office:value="10706" table:style-name="ce45">
            <text:p>10,706</text:p>
          </table:table-cell>
          <table:table-cell office:value-type="float" office:value="10355" table:style-name="ce60">
            <text:p>10,35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92" table:style-name="ce59">
            <text:p>3,692</text:p>
          </table:table-cell>
          <table:table-cell office:value-type="float" office:value="9063" table:style-name="ce45">
            <text:p>9,063</text:p>
          </table:table-cell>
          <table:table-cell office:value-type="float" office:value="4883" table:style-name="ce45">
            <text:p>4,883</text:p>
          </table:table-cell>
          <table:table-cell office:value-type="float" office:value="4180" table:style-name="ce60">
            <text:p>4,1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423" table:style-name="ce59">
            <text:p>21,423</text:p>
          </table:table-cell>
          <table:table-cell office:value-type="float" office:value="58507" table:style-name="ce45">
            <text:p>58,507</text:p>
          </table:table-cell>
          <table:table-cell office:value-type="float" office:value="28892" table:style-name="ce45">
            <text:p>28,892</text:p>
          </table:table-cell>
          <table:table-cell office:value-type="float" office:value="29615" table:style-name="ce60">
            <text:p>29,61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9" table:style-name="ce59">
            <text:p>9,779</text:p>
          </table:table-cell>
          <table:table-cell office:value-type="float" office:value="25024" table:style-name="ce45">
            <text:p>25,024</text:p>
          </table:table-cell>
          <table:table-cell office:value-type="float" office:value="12835" table:style-name="ce45">
            <text:p>12,835</text:p>
          </table:table-cell>
          <table:table-cell office:value-type="float" office:value="12189" table:style-name="ce60">
            <text:p>12,18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604" table:style-name="ce59">
            <text:p>8,604</text:p>
          </table:table-cell>
          <table:table-cell office:value-type="float" office:value="24524" table:style-name="ce45">
            <text:p>24,524</text:p>
          </table:table-cell>
          <table:table-cell office:value-type="float" office:value="12384" table:style-name="ce45">
            <text:p>12,384</text:p>
          </table:table-cell>
          <table:table-cell office:value-type="float" office:value="12140" table:style-name="ce60">
            <text:p>12,14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15" table:style-name="ce59">
            <text:p>7,915</text:p>
          </table:table-cell>
          <table:table-cell office:value-type="float" office:value="21780" table:style-name="ce45">
            <text:p>21,780</text:p>
          </table:table-cell>
          <table:table-cell office:value-type="float" office:value="11267" table:style-name="ce45">
            <text:p>11,267</text:p>
          </table:table-cell>
          <table:table-cell office:value-type="float" office:value="10513" table:style-name="ce60">
            <text:p>10,5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64" table:style-name="ce59">
            <text:p>7,164</text:p>
          </table:table-cell>
          <table:table-cell office:value-type="float" office:value="18854" table:style-name="ce45">
            <text:p>18,854</text:p>
          </table:table-cell>
          <table:table-cell office:value-type="float" office:value="9621" table:style-name="ce45">
            <text:p>9,621</text:p>
          </table:table-cell>
          <table:table-cell office:value-type="float" office:value="9233" table:style-name="ce60">
            <text:p>9,23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02" table:style-name="ce59">
            <text:p>4,102</text:p>
          </table:table-cell>
          <table:table-cell office:value-type="float" office:value="10413" table:style-name="ce45">
            <text:p>10,413</text:p>
          </table:table-cell>
          <table:table-cell office:value-type="float" office:value="5229" table:style-name="ce45">
            <text:p>5,229</text:p>
          </table:table-cell>
          <table:table-cell office:value-type="float" office:value="5184" table:style-name="ce60">
            <text:p>5,1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20" table:style-name="ce59">
            <text:p>14,920</text:p>
          </table:table-cell>
          <table:table-cell office:value-type="float" office:value="42897" table:style-name="ce45">
            <text:p>42,897</text:p>
          </table:table-cell>
          <table:table-cell office:value-type="float" office:value="21760" table:style-name="ce45">
            <text:p>21,760</text:p>
          </table:table-cell>
          <table:table-cell office:value-type="float" office:value="21137" table:style-name="ce60">
            <text:p>21,1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604" table:style-name="ce59">
            <text:p>19,604</text:p>
          </table:table-cell>
          <table:table-cell office:value-type="float" office:value="51199" table:style-name="ce45">
            <text:p>51,199</text:p>
          </table:table-cell>
          <table:table-cell office:value-type="float" office:value="25766" table:style-name="ce45">
            <text:p>25,766</text:p>
          </table:table-cell>
          <table:table-cell office:value-type="float" office:value="25433" table:style-name="ce60">
            <text:p>25,43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494" table:style-name="ce59">
            <text:p>13,494</text:p>
          </table:table-cell>
          <table:table-cell office:value-type="float" office:value="37587" table:style-name="ce45">
            <text:p>37,587</text:p>
          </table:table-cell>
          <table:table-cell office:value-type="float" office:value="18866" table:style-name="ce45">
            <text:p>18,866</text:p>
          </table:table-cell>
          <table:table-cell office:value-type="float" office:value="18721" table:style-name="ce60">
            <text:p>18,7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93" table:style-name="ce59">
            <text:p>10,593</text:p>
          </table:table-cell>
          <table:table-cell office:value-type="float" office:value="30125" table:style-name="ce45">
            <text:p>30,125</text:p>
          </table:table-cell>
          <table:table-cell office:value-type="float" office:value="15499" table:style-name="ce45">
            <text:p>15,499</text:p>
          </table:table-cell>
          <table:table-cell office:value-type="float" office:value="14626" table:style-name="ce60">
            <text:p>14,6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15" table:style-name="ce59">
            <text:p>2,715</text:p>
          </table:table-cell>
          <table:table-cell office:value-type="float" office:value="7006" table:style-name="ce45">
            <text:p>7,006</text:p>
          </table:table-cell>
          <table:table-cell office:value-type="float" office:value="3687" table:style-name="ce45">
            <text:p>3,687</text:p>
          </table:table-cell>
          <table:table-cell office:value-type="float" office:value="3319" table:style-name="ce60">
            <text:p>3,3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6" table:style-name="ce59">
            <text:p>5,166</text:p>
          </table:table-cell>
          <table:table-cell office:value-type="float" office:value="13369" table:style-name="ce45">
            <text:p>13,369</text:p>
          </table:table-cell>
          <table:table-cell office:value-type="float" office:value="6931" table:style-name="ce45">
            <text:p>6,931</text:p>
          </table:table-cell>
          <table:table-cell office:value-type="float" office:value="6438" table:style-name="ce60">
            <text:p>6,43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3" table:style-name="ce59">
            <text:p>3,493</text:p>
          </table:table-cell>
          <table:table-cell office:value-type="float" office:value="9036" table:style-name="ce45">
            <text:p>9,036</text:p>
          </table:table-cell>
          <table:table-cell office:value-type="float" office:value="4755" table:style-name="ce45">
            <text:p>4,755</text:p>
          </table:table-cell>
          <table:table-cell office:value-type="float" office:value="4281" table:style-name="ce60">
            <text:p>4,28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10" table:style-name="ce59">
            <text:p>2,810</text:p>
          </table:table-cell>
          <table:table-cell office:value-type="float" office:value="8279" table:style-name="ce45">
            <text:p>8,279</text:p>
          </table:table-cell>
          <table:table-cell office:value-type="float" office:value="4466" table:style-name="ce45">
            <text:p>4,466</text:p>
          </table:table-cell>
          <table:table-cell office:value-type="float" office:value="3813" table:style-name="ce60">
            <text:p>3,8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890" table:style-name="ce59">
            <text:p>1,890</text:p>
          </table:table-cell>
          <table:table-cell office:value-type="float" office:value="4442" table:style-name="ce45">
            <text:p>4,442</text:p>
          </table:table-cell>
          <table:table-cell office:value-type="float" office:value="2519" table:style-name="ce45">
            <text:p>2,519</text:p>
          </table:table-cell>
          <table:table-cell office:value-type="float" office:value="1923" table:style-name="ce60">
            <text:p>1,9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297" table:style-name="ce59">
            <text:p>29,297</text:p>
          </table:table-cell>
          <table:table-cell office:value-type="float" office:value="76522" table:style-name="ce45">
            <text:p>76,522</text:p>
          </table:table-cell>
          <table:table-cell office:value-type="float" office:value="38563" table:style-name="ce45">
            <text:p>38,563</text:p>
          </table:table-cell>
          <table:table-cell office:value-type="float" office:value="37959" table:style-name="ce60">
            <text:p>37,95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579" table:style-name="ce59">
            <text:p>23,579</text:p>
          </table:table-cell>
          <table:table-cell office:value-type="float" office:value="67968" table:style-name="ce45">
            <text:p>67,968</text:p>
          </table:table-cell>
          <table:table-cell office:value-type="float" office:value="34351" table:style-name="ce45">
            <text:p>34,351</text:p>
          </table:table-cell>
          <table:table-cell office:value-type="float" office:value="33617" table:style-name="ce60">
            <text:p>33,6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55" table:style-name="ce59">
            <text:p>11,655</text:p>
          </table:table-cell>
          <table:table-cell office:value-type="float" office:value="33880" table:style-name="ce45">
            <text:p>33,880</text:p>
          </table:table-cell>
          <table:table-cell office:value-type="float" office:value="17369" table:style-name="ce45">
            <text:p>17,369</text:p>
          </table:table-cell>
          <table:table-cell office:value-type="float" office:value="16511" table:style-name="ce60">
            <text:p>16,51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6" table:style-name="ce59">
            <text:p>1,496</text:p>
          </table:table-cell>
          <table:table-cell office:value-type="float" office:value="3678" table:style-name="ce45">
            <text:p>3,678</text:p>
          </table:table-cell>
          <table:table-cell office:value-type="float" office:value="1988" table:style-name="ce45">
            <text:p>1,988</text:p>
          </table:table-cell>
          <table:table-cell office:value-type="float" office:value="1690" table:style-name="ce60">
            <text:p>1,6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755" table:style-name="ce59">
            <text:p>88,755</text:p>
          </table:table-cell>
          <table:table-cell office:value-type="float" office:value="234715" table:style-name="ce45">
            <text:p>234,715</text:p>
          </table:table-cell>
          <table:table-cell office:value-type="float" office:value="115138" table:style-name="ce45">
            <text:p>115,138</text:p>
          </table:table-cell>
          <table:table-cell office:value-type="float" office:value="119577" table:style-name="ce60">
            <text:p>119,57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31" table:style-name="ce59">
            <text:p>73,231</text:p>
          </table:table-cell>
          <table:table-cell office:value-type="float" office:value="182613" table:style-name="ce45">
            <text:p>182,613</text:p>
          </table:table-cell>
          <table:table-cell office:value-type="float" office:value="87306" table:style-name="ce45">
            <text:p>87,306</text:p>
          </table:table-cell>
          <table:table-cell office:value-type="float" office:value="95307" table:style-name="ce60">
            <text:p>95,30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576" table:style-name="ce59">
            <text:p>47,576</text:p>
          </table:table-cell>
          <table:table-cell office:value-type="float" office:value="122514" table:style-name="ce45">
            <text:p>122,514</text:p>
          </table:table-cell>
          <table:table-cell office:value-type="float" office:value="60352" table:style-name="ce45">
            <text:p>60,352</text:p>
          </table:table-cell>
          <table:table-cell office:value-type="float" office:value="62162" table:style-name="ce60">
            <text:p>62,16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847" table:style-name="ce59">
            <text:p>51,847</text:p>
          </table:table-cell>
          <table:table-cell office:value-type="float" office:value="128135" table:style-name="ce45">
            <text:p>128,135</text:p>
          </table:table-cell>
          <table:table-cell office:value-type="float" office:value="62094" table:style-name="ce45">
            <text:p>62,094</text:p>
          </table:table-cell>
          <table:table-cell office:value-type="float" office:value="66041" table:style-name="ce60">
            <text:p>66,04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7691" table:style-name="ce59">
            <text:p>67,691</text:p>
          </table:table-cell>
          <table:table-cell office:value-type="float" office:value="197022" table:style-name="ce45">
            <text:p>197,022</text:p>
          </table:table-cell>
          <table:table-cell office:value-type="float" office:value="99036" table:style-name="ce45">
            <text:p>99,036</text:p>
          </table:table-cell>
          <table:table-cell office:value-type="float" office:value="97986" table:style-name="ce60">
            <text:p>97,9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465" table:style-name="ce59">
            <text:p>27,465</text:p>
          </table:table-cell>
          <table:table-cell office:value-type="float" office:value="67471" table:style-name="ce45">
            <text:p>67,471</text:p>
          </table:table-cell>
          <table:table-cell office:value-type="float" office:value="31936" table:style-name="ce45">
            <text:p>31,936</text:p>
          </table:table-cell>
          <table:table-cell office:value-type="float" office:value="35535" table:style-name="ce60">
            <text:p>35,535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586" table:style-name="ce62">
            <text:p>32,586</text:p>
          </table:table-cell>
          <table:table-cell office:value-type="float" office:value="77750" table:style-name="ce50">
            <text:p>77,750</text:p>
          </table:table-cell>
          <table:table-cell office:value-type="float" office:value="37529" table:style-name="ce50">
            <text:p>37,529</text:p>
          </table:table-cell>
          <table:table-cell office:value-type="float" office:value="40221" table:style-name="ce63">
            <text:p>40,22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637" table:style-name="ce75">
            <text:p>1,128,637</text:p>
          </table:table-cell>
          <table:table-cell office:value-type="float" office:value="2746939" table:style-name="ce41">
            <text:p>2,746,939</text:p>
          </table:table-cell>
          <table:table-cell office:value-type="float" office:value="1353894" table:style-name="ce76">
            <text:p>1,353,894</text:p>
          </table:table-cell>
          <table:table-cell office:value-type="float" office:value="1393045" table:style-name="ce77">
            <text:p>1,393,0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09" table:style-name="ce44">
            <text:p>10,809</text:p>
          </table:table-cell>
          <table:table-cell office:value-type="float" office:value="22935" table:style-name="ce45">
            <text:p>22,935</text:p>
          </table:table-cell>
          <table:table-cell office:value-type="float" office:value="11340" table:style-name="ce44">
            <text:p>11,340</text:p>
          </table:table-cell>
          <table:table-cell office:value-type="float" office:value="11595" table:style-name="ce44">
            <text:p>11,5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332" table:style-name="ce44">
            <text:p>60,332</text:p>
          </table:table-cell>
          <table:table-cell office:value-type="float" office:value="140518" table:style-name="ce45">
            <text:p>140,518</text:p>
          </table:table-cell>
          <table:table-cell office:value-type="float" office:value="67402" table:style-name="ce44">
            <text:p>67,402</text:p>
          </table:table-cell>
          <table:table-cell office:value-type="float" office:value="73116" table:style-name="ce44">
            <text:p>73,1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768" table:style-name="ce44">
            <text:p>81,768</text:p>
          </table:table-cell>
          <table:table-cell office:value-type="float" office:value="196440" table:style-name="ce45">
            <text:p>196,440</text:p>
          </table:table-cell>
          <table:table-cell office:value-type="float" office:value="93763" table:style-name="ce44">
            <text:p>93,763</text:p>
          </table:table-cell>
          <table:table-cell office:value-type="float" office:value="102677" table:style-name="ce44">
            <text:p>102,6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848" table:style-name="ce44">
            <text:p>75,848</text:p>
          </table:table-cell>
          <table:table-cell office:value-type="float" office:value="190124" table:style-name="ce45">
            <text:p>190,124</text:p>
          </table:table-cell>
          <table:table-cell office:value-type="float" office:value="92908" table:style-name="ce44">
            <text:p>92,908</text:p>
          </table:table-cell>
          <table:table-cell office:value-type="float" office:value="97216" table:style-name="ce44">
            <text:p>97,2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637" table:style-name="ce44">
            <text:p>139,637</text:p>
          </table:table-cell>
          <table:table-cell office:value-type="float" office:value="333404" table:style-name="ce45">
            <text:p>333,404</text:p>
          </table:table-cell>
          <table:table-cell office:value-type="float" office:value="160532" table:style-name="ce44">
            <text:p>160,532</text:p>
          </table:table-cell>
          <table:table-cell office:value-type="float" office:value="172872" table:style-name="ce44">
            <text:p>172,8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80" table:style-name="ce44">
            <text:p>23,180</text:p>
          </table:table-cell>
          <table:table-cell office:value-type="float" office:value="49475" table:style-name="ce45">
            <text:p>49,475</text:p>
          </table:table-cell>
          <table:table-cell office:value-type="float" office:value="23779" table:style-name="ce44">
            <text:p>23,779</text:p>
          </table:table-cell>
          <table:table-cell office:value-type="float" office:value="25696" table:style-name="ce44">
            <text:p>25,6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179" table:style-name="ce44">
            <text:p>13,179</text:p>
          </table:table-cell>
          <table:table-cell office:value-type="float" office:value="26463" table:style-name="ce45">
            <text:p>26,463</text:p>
          </table:table-cell>
          <table:table-cell office:value-type="float" office:value="12480" table:style-name="ce44">
            <text:p>12,480</text:p>
          </table:table-cell>
          <table:table-cell office:value-type="float" office:value="13983" table:style-name="ce44">
            <text:p>13,9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197" table:style-name="ce44">
            <text:p>73,197</text:p>
          </table:table-cell>
          <table:table-cell office:value-type="float" office:value="164834" table:style-name="ce45">
            <text:p>164,834</text:p>
          </table:table-cell>
          <table:table-cell office:value-type="float" office:value="78823" table:style-name="ce44">
            <text:p>78,823</text:p>
          </table:table-cell>
          <table:table-cell office:value-type="float" office:value="86011" table:style-name="ce44">
            <text:p>86,0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596" table:style-name="ce44">
            <text:p>79,596</text:p>
          </table:table-cell>
          <table:table-cell office:value-type="float" office:value="183133" table:style-name="ce45">
            <text:p>183,133</text:p>
          </table:table-cell>
          <table:table-cell office:value-type="float" office:value="89670" table:style-name="ce44">
            <text:p>89,670</text:p>
          </table:table-cell>
          <table:table-cell office:value-type="float" office:value="93463" table:style-name="ce44">
            <text:p>93,4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37" table:style-name="ce44">
            <text:p>10,937</text:p>
          </table:table-cell>
          <table:table-cell office:value-type="float" office:value="27257" table:style-name="ce45">
            <text:p>27,257</text:p>
          </table:table-cell>
          <table:table-cell office:value-type="float" office:value="14001" table:style-name="ce44">
            <text:p>14,001</text:p>
          </table:table-cell>
          <table:table-cell office:value-type="float" office:value="13256" table:style-name="ce44">
            <text:p>13,256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609" table:style-name="ce44">
            <text:p>69,609</text:p>
          </table:table-cell>
          <table:table-cell office:value-type="float" office:value="156108" table:style-name="ce45">
            <text:p>156,108</text:p>
          </table:table-cell>
          <table:table-cell office:value-type="float" office:value="77168" table:style-name="ce44">
            <text:p>77,168</text:p>
          </table:table-cell>
          <table:table-cell office:value-type="float" office:value="78940" table:style-name="ce44">
            <text:p>78,9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997" table:style-name="ce44">
            <text:p>145,997</text:p>
          </table:table-cell>
          <table:table-cell office:value-type="float" office:value="358176" table:style-name="ce45">
            <text:p>358,176</text:p>
          </table:table-cell>
          <table:table-cell office:value-type="float" office:value="174570" table:style-name="ce44">
            <text:p>174,570</text:p>
          </table:table-cell>
          <table:table-cell office:value-type="float" office:value="183606" table:style-name="ce44">
            <text:p>183,6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997" table:style-name="ce44">
            <text:p>26,997</text:p>
          </table:table-cell>
          <table:table-cell office:value-type="float" office:value="68962" table:style-name="ce45">
            <text:p>68,962</text:p>
          </table:table-cell>
          <table:table-cell office:value-type="float" office:value="34675" table:style-name="ce44">
            <text:p>34,675</text:p>
          </table:table-cell>
          <table:table-cell office:value-type="float" office:value="34287" table:style-name="ce44">
            <text:p>34,2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827" table:style-name="ce44">
            <text:p>43,827</text:p>
          </table:table-cell>
          <table:table-cell office:value-type="float" office:value="112055" table:style-name="ce45">
            <text:p>112,055</text:p>
          </table:table-cell>
          <table:table-cell office:value-type="float" office:value="57111" table:style-name="ce44">
            <text:p>57,111</text:p>
          </table:table-cell>
          <table:table-cell office:value-type="float" office:value="54944" table:style-name="ce44">
            <text:p>54,9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4002" table:style-name="ce44">
            <text:p>14,002</text:p>
          </table:table-cell>
          <table:table-cell office:value-type="float" office:value="41311" table:style-name="ce45">
            <text:p>41,311</text:p>
          </table:table-cell>
          <table:table-cell office:value-type="float" office:value="21117" table:style-name="ce44">
            <text:p>21,117</text:p>
          </table:table-cell>
          <table:table-cell office:value-type="float" office:value="20194" table:style-name="ce44">
            <text:p>20,1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431" table:style-name="ce44">
            <text:p>13,431</text:p>
          </table:table-cell>
          <table:table-cell office:value-type="float" office:value="34047" table:style-name="ce45">
            <text:p>34,047</text:p>
          </table:table-cell>
          <table:table-cell office:value-type="float" office:value="17296" table:style-name="ce44">
            <text:p>17,296</text:p>
          </table:table-cell>
          <table:table-cell office:value-type="float" office:value="16751" table:style-name="ce44">
            <text:p>16,7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968" table:style-name="ce44">
            <text:p>37,968</text:p>
          </table:table-cell>
          <table:table-cell office:value-type="float" office:value="93478" table:style-name="ce45">
            <text:p>93,478</text:p>
          </table:table-cell>
          <table:table-cell office:value-type="float" office:value="47192" table:style-name="ce44">
            <text:p>47,192</text:p>
          </table:table-cell>
          <table:table-cell office:value-type="float" office:value="46286" table:style-name="ce44">
            <text:p>46,2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316" table:style-name="ce44">
            <text:p>19,316</text:p>
          </table:table-cell>
          <table:table-cell office:value-type="float" office:value="44414" table:style-name="ce45">
            <text:p>44,414</text:p>
          </table:table-cell>
          <table:table-cell office:value-type="float" office:value="22417" table:style-name="ce44">
            <text:p>22,417</text:p>
          </table:table-cell>
          <table:table-cell office:value-type="float" office:value="21997" table:style-name="ce44">
            <text:p>21,9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58" table:style-name="ce44">
            <text:p>35,658</text:p>
          </table:table-cell>
          <table:table-cell office:value-type="float" office:value="95930" table:style-name="ce45">
            <text:p>95,930</text:p>
          </table:table-cell>
          <table:table-cell office:value-type="float" office:value="47393" table:style-name="ce44">
            <text:p>47,393</text:p>
          </table:table-cell>
          <table:table-cell office:value-type="float" office:value="48537" table:style-name="ce44">
            <text:p>48,5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850" table:style-name="ce44">
            <text:p>15,850</text:p>
          </table:table-cell>
          <table:table-cell office:value-type="float" office:value="40060" table:style-name="ce45">
            <text:p>40,060</text:p>
          </table:table-cell>
          <table:table-cell office:value-type="float" office:value="20126" table:style-name="ce44">
            <text:p>20,126</text:p>
          </table:table-cell>
          <table:table-cell office:value-type="float" office:value="19934" table:style-name="ce44">
            <text:p>19,9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800" table:style-name="ce44">
            <text:p>10,800</text:p>
          </table:table-cell>
          <table:table-cell office:value-type="float" office:value="29258" table:style-name="ce45">
            <text:p>29,258</text:p>
          </table:table-cell>
          <table:table-cell office:value-type="float" office:value="15376" table:style-name="ce44">
            <text:p>15,376</text:p>
          </table:table-cell>
          <table:table-cell office:value-type="float" office:value="13882" table:style-name="ce44">
            <text:p>13,8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06" table:style-name="ce44">
            <text:p>3,106</text:p>
          </table:table-cell>
          <table:table-cell office:value-type="float" office:value="6807" table:style-name="ce45">
            <text:p>6,807</text:p>
          </table:table-cell>
          <table:table-cell office:value-type="float" office:value="3760" table:style-name="ce44">
            <text:p>3,760</text:p>
          </table:table-cell>
          <table:table-cell office:value-type="float" office:value="3047" table:style-name="ce44">
            <text:p>3,0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98" table:style-name="ce44">
            <text:p>9,498</text:p>
          </table:table-cell>
          <table:table-cell office:value-type="float" office:value="28045" table:style-name="ce45">
            <text:p>28,045</text:p>
          </table:table-cell>
          <table:table-cell office:value-type="float" office:value="14132" table:style-name="ce44">
            <text:p>14,132</text:p>
          </table:table-cell>
          <table:table-cell office:value-type="float" office:value="13913" table:style-name="ce44">
            <text:p>13,9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23" table:style-name="ce44">
            <text:p>17,423</text:p>
          </table:table-cell>
          <table:table-cell office:value-type="float" office:value="51291" table:style-name="ce45">
            <text:p>51,291</text:p>
          </table:table-cell>
          <table:table-cell office:value-type="float" office:value="25990" table:style-name="ce44">
            <text:p>25,990</text:p>
          </table:table-cell>
          <table:table-cell office:value-type="float" office:value="25301" table:style-name="ce44">
            <text:p>25,3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25" table:style-name="ce44">
            <text:p>11,225</text:p>
          </table:table-cell>
          <table:table-cell office:value-type="float" office:value="29682" table:style-name="ce45">
            <text:p>29,682</text:p>
          </table:table-cell>
          <table:table-cell office:value-type="float" office:value="15092" table:style-name="ce44">
            <text:p>15,092</text:p>
          </table:table-cell>
          <table:table-cell office:value-type="float" office:value="14590" table:style-name="ce44">
            <text:p>14,5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23" table:style-name="ce44">
            <text:p>10,723</text:p>
          </table:table-cell>
          <table:table-cell office:value-type="float" office:value="29825" table:style-name="ce45">
            <text:p>29,825</text:p>
          </table:table-cell>
          <table:table-cell office:value-type="float" office:value="15246" table:style-name="ce44">
            <text:p>15,246</text:p>
          </table:table-cell>
          <table:table-cell office:value-type="float" office:value="14579" table:style-name="ce44">
            <text:p>14,5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78" table:style-name="ce44">
            <text:p>5,778</text:p>
          </table:table-cell>
          <table:table-cell office:value-type="float" office:value="13590" table:style-name="ce45">
            <text:p>13,590</text:p>
          </table:table-cell>
          <table:table-cell office:value-type="float" office:value="6803" table:style-name="ce44">
            <text:p>6,803</text:p>
          </table:table-cell>
          <table:table-cell office:value-type="float" office:value="6787" table:style-name="ce44">
            <text:p>6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37" table:style-name="ce44">
            <text:p>6,837</text:p>
          </table:table-cell>
          <table:table-cell office:value-type="float" office:value="18667" table:style-name="ce45">
            <text:p>18,667</text:p>
          </table:table-cell>
          <table:table-cell office:value-type="float" office:value="9534" table:style-name="ce44">
            <text:p>9,534</text:p>
          </table:table-cell>
          <table:table-cell office:value-type="float" office:value="9133" table:style-name="ce44">
            <text:p>9,1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94" table:style-name="ce44">
            <text:p>12,994</text:p>
          </table:table-cell>
          <table:table-cell office:value-type="float" office:value="35161" table:style-name="ce45">
            <text:p>35,161</text:p>
          </table:table-cell>
          <table:table-cell office:value-type="float" office:value="18060" table:style-name="ce44">
            <text:p>18,060</text:p>
          </table:table-cell>
          <table:table-cell office:value-type="float" office:value="17101" table:style-name="ce44">
            <text:p>17,1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696" table:style-name="ce44">
            <text:p>13,696</text:p>
          </table:table-cell>
          <table:table-cell office:value-type="float" office:value="35223" table:style-name="ce45">
            <text:p>35,223</text:p>
          </table:table-cell>
          <table:table-cell office:value-type="float" office:value="18119" table:style-name="ce44">
            <text:p>18,119</text:p>
          </table:table-cell>
          <table:table-cell office:value-type="float" office:value="17104" table:style-name="ce44">
            <text:p>17,1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62" table:style-name="ce44">
            <text:p>14,962</text:p>
          </table:table-cell>
          <table:table-cell office:value-type="float" office:value="37993" table:style-name="ce45">
            <text:p>37,993</text:p>
          </table:table-cell>
          <table:table-cell office:value-type="float" office:value="20006" table:style-name="ce44">
            <text:p>20,006</text:p>
          </table:table-cell>
          <table:table-cell office:value-type="float" office:value="17987" table:style-name="ce44">
            <text:p>17,9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48" table:style-name="ce44">
            <text:p>5,448</text:p>
          </table:table-cell>
          <table:table-cell office:value-type="float" office:value="12150" table:style-name="ce45">
            <text:p>12,150</text:p>
          </table:table-cell>
          <table:table-cell office:value-type="float" office:value="6556" table:style-name="ce44">
            <text:p>6,556</text:p>
          </table:table-cell>
          <table:table-cell office:value-type="float" office:value="5594" table:style-name="ce44">
            <text:p>5,5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9" table:style-name="ce44">
            <text:p>2,299</text:p>
          </table:table-cell>
          <table:table-cell office:value-type="float" office:value="5795" table:style-name="ce45">
            <text:p>5,795</text:p>
          </table:table-cell>
          <table:table-cell office:value-type="float" office:value="3060" table:style-name="ce44">
            <text:p>3,060</text:p>
          </table:table-cell>
          <table:table-cell office:value-type="float" office:value="2735" table:style-name="ce44">
            <text:p>2,735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48" table:style-name="ce44">
            <text:p>4,748</text:p>
          </table:table-cell>
          <table:table-cell office:value-type="float" office:value="11313" table:style-name="ce45">
            <text:p>11,313</text:p>
          </table:table-cell>
          <table:table-cell office:value-type="float" office:value="6171" table:style-name="ce44">
            <text:p>6,171</text:p>
          </table:table-cell>
          <table:table-cell office:value-type="float" office:value="5142" table:style-name="ce44">
            <text:p>5,142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0" table:style-name="ce44">
            <text:p>5,120</text:p>
          </table:table-cell>
          <table:table-cell office:value-type="float" office:value="13799" table:style-name="ce45">
            <text:p>13,799</text:p>
          </table:table-cell>
          <table:table-cell office:value-type="float" office:value="7466" table:style-name="ce44">
            <text:p>7,466</text:p>
          </table:table-cell>
          <table:table-cell office:value-type="float" office:value="6333" table:style-name="ce44">
            <text:p>6,333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5" table:style-name="ce44">
            <text:p>615</text:p>
          </table:table-cell>
          <table:table-cell office:value-type="float" office:value="1873" table:style-name="ce45">
            <text:p>1,873</text:p>
          </table:table-cell>
          <table:table-cell office:value-type="float" office:value="937" table:style-name="ce44">
            <text:p>937</text:p>
          </table:table-cell>
          <table:table-cell office:value-type="float" office:value="936" table:style-name="ce44">
            <text:p>936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1" table:style-name="ce44">
            <text:p>1,361</text:p>
          </table:table-cell>
          <table:table-cell office:value-type="float" office:value="4193" table:style-name="ce45">
            <text:p>4,193</text:p>
          </table:table-cell>
          <table:table-cell office:value-type="float" office:value="2201" table:style-name="ce44">
            <text:p>2,201</text:p>
          </table:table-cell>
          <table:table-cell office:value-type="float" office:value="1992" table:style-name="ce44">
            <text:p>1,992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6" table:style-name="ce49">
            <text:p>866</text:p>
          </table:table-cell>
          <table:table-cell office:value-type="float" office:value="3150" table:style-name="ce50">
            <text:p>3,150</text:p>
          </table:table-cell>
          <table:table-cell office:value-type="float" office:value="1622" table:style-name="ce49">
            <text:p>1,622</text:p>
          </table:table-cell>
          <table:table-cell office:value-type="float" office:value="1528" table:style-name="ce49">
            <text:p>1,528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4166" table:style-name="ce57">
            <text:p>174,166</text:p>
          </table:table-cell>
          <table:table-cell office:value-type="float" office:value="450944" table:style-name="ce41">
            <text:p>450,944</text:p>
          </table:table-cell>
          <table:table-cell office:value-type="float" office:value="227119" table:style-name="ce41">
            <text:p>227,119</text:p>
          </table:table-cell>
          <table:table-cell office:value-type="float" office:value="223825" table:style-name="ce58">
            <text:p>223,8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469" table:style-name="ce59">
            <text:p>37,469</text:p>
          </table:table-cell>
          <table:table-cell office:value-type="float" office:value="94934" table:style-name="ce45">
            <text:p>94,934</text:p>
          </table:table-cell>
          <table:table-cell office:value-type="float" office:value="46167" table:style-name="ce45">
            <text:p>46,167</text:p>
          </table:table-cell>
          <table:table-cell office:value-type="float" office:value="48767" table:style-name="ce60">
            <text:p>48,7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71" table:style-name="ce59">
            <text:p>26,771</text:p>
          </table:table-cell>
          <table:table-cell office:value-type="float" office:value="70784" table:style-name="ce45">
            <text:p>70,784</text:p>
          </table:table-cell>
          <table:table-cell office:value-type="float" office:value="33402" table:style-name="ce45">
            <text:p>33,402</text:p>
          </table:table-cell>
          <table:table-cell office:value-type="float" office:value="37382" table:style-name="ce60">
            <text:p>37,3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29" table:style-name="ce59">
            <text:p>14,429</text:p>
          </table:table-cell>
          <table:table-cell office:value-type="float" office:value="38330" table:style-name="ce45">
            <text:p>38,330</text:p>
          </table:table-cell>
          <table:table-cell office:value-type="float" office:value="19495" table:style-name="ce45">
            <text:p>19,495</text:p>
          </table:table-cell>
          <table:table-cell office:value-type="float" office:value="18835" table:style-name="ce60">
            <text:p>18,8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506" table:style-name="ce59">
            <text:p>10,506</text:p>
          </table:table-cell>
          <table:table-cell office:value-type="float" office:value="28585" table:style-name="ce45">
            <text:p>28,585</text:p>
          </table:table-cell>
          <table:table-cell office:value-type="float" office:value="14722" table:style-name="ce45">
            <text:p>14,722</text:p>
          </table:table-cell>
          <table:table-cell office:value-type="float" office:value="13863" table:style-name="ce60">
            <text:p>13,8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526" table:style-name="ce59">
            <text:p>14,526</text:p>
          </table:table-cell>
          <table:table-cell office:value-type="float" office:value="35062" table:style-name="ce45">
            <text:p>35,062</text:p>
          </table:table-cell>
          <table:table-cell office:value-type="float" office:value="18146" table:style-name="ce45">
            <text:p>18,146</text:p>
          </table:table-cell>
          <table:table-cell office:value-type="float" office:value="16916" table:style-name="ce60">
            <text:p>16,9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75" table:style-name="ce59">
            <text:p>9,275</text:p>
          </table:table-cell>
          <table:table-cell office:value-type="float" office:value="24398" table:style-name="ce45">
            <text:p>24,398</text:p>
          </table:table-cell>
          <table:table-cell office:value-type="float" office:value="12788" table:style-name="ce45">
            <text:p>12,788</text:p>
          </table:table-cell>
          <table:table-cell office:value-type="float" office:value="11610" table:style-name="ce60">
            <text:p>11,6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142" table:style-name="ce59">
            <text:p>12,142</text:p>
          </table:table-cell>
          <table:table-cell office:value-type="float" office:value="32111" table:style-name="ce45">
            <text:p>32,111</text:p>
          </table:table-cell>
          <table:table-cell office:value-type="float" office:value="16920" table:style-name="ce45">
            <text:p>16,920</text:p>
          </table:table-cell>
          <table:table-cell office:value-type="float" office:value="15191" table:style-name="ce60">
            <text:p>15,1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062" table:style-name="ce59">
            <text:p>20,062</text:p>
          </table:table-cell>
          <table:table-cell office:value-type="float" office:value="52905" table:style-name="ce45">
            <text:p>52,905</text:p>
          </table:table-cell>
          <table:table-cell office:value-type="float" office:value="26914" table:style-name="ce45">
            <text:p>26,914</text:p>
          </table:table-cell>
          <table:table-cell office:value-type="float" office:value="25991" table:style-name="ce60">
            <text:p>25,9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947" table:style-name="ce59">
            <text:p>15,947</text:p>
          </table:table-cell>
          <table:table-cell office:value-type="float" office:value="40516" table:style-name="ce45">
            <text:p>40,516</text:p>
          </table:table-cell>
          <table:table-cell office:value-type="float" office:value="20733" table:style-name="ce45">
            <text:p>20,733</text:p>
          </table:table-cell>
          <table:table-cell office:value-type="float" office:value="19783" table:style-name="ce60">
            <text:p>19,7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996" table:style-name="ce59">
            <text:p>8,996</text:p>
          </table:table-cell>
          <table:table-cell office:value-type="float" office:value="21215" table:style-name="ce45">
            <text:p>21,215</text:p>
          </table:table-cell>
          <table:table-cell office:value-type="float" office:value="11441" table:style-name="ce45">
            <text:p>11,441</text:p>
          </table:table-cell>
          <table:table-cell office:value-type="float" office:value="9774" table:style-name="ce60">
            <text:p>9,77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96" table:style-name="ce59">
            <text:p>1,996</text:p>
          </table:table-cell>
          <table:table-cell office:value-type="float" office:value="6088" table:style-name="ce45">
            <text:p>6,088</text:p>
          </table:table-cell>
          <table:table-cell office:value-type="float" office:value="3270" table:style-name="ce45">
            <text:p>3,270</text:p>
          </table:table-cell>
          <table:table-cell office:value-type="float" office:value="2818" table:style-name="ce60">
            <text:p>2,81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47" table:style-name="ce62">
            <text:p>2,047</text:p>
          </table:table-cell>
          <table:table-cell office:value-type="float" office:value="6016" table:style-name="ce50">
            <text:p>6,016</text:p>
          </table:table-cell>
          <table:table-cell office:value-type="float" office:value="3121" table:style-name="ce50">
            <text:p>3,121</text:p>
          </table:table-cell>
          <table:table-cell office:value-type="float" office:value="2895" table:style-name="ce63">
            <text:p>2,89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11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10470" table:style-name="ce57">
            <text:p>210,470</text:p>
          </table:table-cell>
          <table:table-cell office:value-type="float" office:value="575131" table:style-name="ce41">
            <text:p>575,131</text:p>
          </table:table-cell>
          <table:table-cell office:value-type="float" office:value="293565" table:style-name="ce41">
            <text:p>293,565</text:p>
          </table:table-cell>
          <table:table-cell office:value-type="float" office:value="281566" table:style-name="ce58">
            <text:p>281,56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7212" table:style-name="ce59">
            <text:p>77,212</text:p>
          </table:table-cell>
          <table:table-cell office:value-type="float" office:value="205774" table:style-name="ce45">
            <text:p>205,774</text:p>
          </table:table-cell>
          <table:table-cell office:value-type="float" office:value="102392" table:style-name="ce45">
            <text:p>102,392</text:p>
          </table:table-cell>
          <table:table-cell office:value-type="float" office:value="103382" table:style-name="ce60">
            <text:p>103,38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75" table:style-name="ce59">
            <text:p>9,375</text:p>
          </table:table-cell>
          <table:table-cell office:value-type="float" office:value="27405" table:style-name="ce91">
            <text:p>27,405</text:p>
          </table:table-cell>
          <table:table-cell office:value-type="float" office:value="14714" table:style-name="ce45">
            <text:p>14,714</text:p>
          </table:table-cell>
          <table:table-cell office:value-type="float" office:value="12691" table:style-name="ce60">
            <text:p>12,69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579" table:style-name="ce59">
            <text:p>11,579</text:p>
          </table:table-cell>
          <table:table-cell office:value-type="float" office:value="32941" table:style-name="ce91">
            <text:p>32,941</text:p>
          </table:table-cell>
          <table:table-cell office:value-type="float" office:value="17575" table:style-name="ce45">
            <text:p>17,575</text:p>
          </table:table-cell>
          <table:table-cell office:value-type="float" office:value="15366" table:style-name="ce60">
            <text:p>15,36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805" table:style-name="ce59">
            <text:p>35,805</text:p>
          </table:table-cell>
          <table:table-cell office:value-type="float" office:value="96629" table:style-name="ce91">
            <text:p>96,629</text:p>
          </table:table-cell>
          <table:table-cell office:value-type="float" office:value="48704" table:style-name="ce45">
            <text:p>48,704</text:p>
          </table:table-cell>
          <table:table-cell office:value-type="float" office:value="47925" table:style-name="ce60">
            <text:p>47,92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343" table:style-name="ce59">
            <text:p>29,343</text:p>
          </table:table-cell>
          <table:table-cell office:value-type="float" office:value="79559" table:style-name="ce91">
            <text:p>79,559</text:p>
          </table:table-cell>
          <table:table-cell office:value-type="float" office:value="40225" table:style-name="ce45">
            <text:p>40,225</text:p>
          </table:table-cell>
          <table:table-cell office:value-type="float" office:value="39334" table:style-name="ce60">
            <text:p>39,33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87" table:style-name="ce59">
            <text:p>4,387</text:p>
          </table:table-cell>
          <table:table-cell office:value-type="float" office:value="12352" table:style-name="ce91">
            <text:p>12,352</text:p>
          </table:table-cell>
          <table:table-cell office:value-type="float" office:value="6725" table:style-name="ce45">
            <text:p>6,725</text:p>
          </table:table-cell>
          <table:table-cell office:value-type="float" office:value="5627" table:style-name="ce60">
            <text:p>5,62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821" table:style-name="ce59">
            <text:p>19,821</text:p>
          </table:table-cell>
          <table:table-cell office:value-type="float" office:value="57845" table:style-name="ce91">
            <text:p>57,845</text:p>
          </table:table-cell>
          <table:table-cell office:value-type="float" office:value="29637" table:style-name="ce45">
            <text:p>29,637</text:p>
          </table:table-cell>
          <table:table-cell office:value-type="float" office:value="28208" table:style-name="ce60">
            <text:p>28,20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7025" table:style-name="ce59">
            <text:p>7,025</text:p>
          </table:table-cell>
          <table:table-cell office:value-type="float" office:value="19929" table:style-name="ce91">
            <text:p>19,929</text:p>
          </table:table-cell>
          <table:table-cell office:value-type="float" office:value="10513" table:style-name="ce45">
            <text:p>10,513</text:p>
          </table:table-cell>
          <table:table-cell office:value-type="float" office:value="9416" table:style-name="ce60">
            <text:p>9,41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14" table:style-name="ce59">
            <text:p>6,014</text:p>
          </table:table-cell>
          <table:table-cell office:value-type="float" office:value="14527" table:style-name="ce91">
            <text:p>14,527</text:p>
          </table:table-cell>
          <table:table-cell office:value-type="float" office:value="7919" table:style-name="ce45">
            <text:p>7,919</text:p>
          </table:table-cell>
          <table:table-cell office:value-type="float" office:value="6608" table:style-name="ce60">
            <text:p>6,60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3" table:style-name="ce59">
            <text:p>3,113</text:p>
          </table:table-cell>
          <table:table-cell office:value-type="float" office:value="8812" table:style-name="ce91">
            <text:p>8,812</text:p>
          </table:table-cell>
          <table:table-cell office:value-type="float" office:value="4817" table:style-name="ce45">
            <text:p>4,817</text:p>
          </table:table-cell>
          <table:table-cell office:value-type="float" office:value="3995" table:style-name="ce60">
            <text:p>3,99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2" table:style-name="ce59">
            <text:p>2,082</text:p>
          </table:table-cell>
          <table:table-cell office:value-type="float" office:value="5312" table:style-name="ce91">
            <text:p>5,312</text:p>
          </table:table-cell>
          <table:table-cell office:value-type="float" office:value="2937" table:style-name="ce45">
            <text:p>2,937</text:p>
          </table:table-cell>
          <table:table-cell office:value-type="float" office:value="2375" table:style-name="ce60">
            <text:p>2,37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44" table:style-name="ce59">
            <text:p>2,944</text:p>
          </table:table-cell>
          <table:table-cell office:value-type="float" office:value="9584" table:style-name="ce91">
            <text:p>9,584</text:p>
          </table:table-cell>
          <table:table-cell office:value-type="float" office:value="4991" table:style-name="ce45">
            <text:p>4,991</text:p>
          </table:table-cell>
          <table:table-cell office:value-type="float" office:value="4593" table:style-name="ce60">
            <text:p>4,59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70" table:style-name="ce62">
            <text:p>1,770</text:p>
          </table:table-cell>
          <table:table-cell office:value-type="float" office:value="4462" table:style-name="ce94">
            <text:p>4,462</text:p>
          </table:table-cell>
          <table:table-cell office:value-type="float" office:value="2416" table:style-name="ce50">
            <text:p>2,416</text:p>
          </table:table-cell>
          <table:table-cell office:value-type="float" office:value="2046" table:style-name="ce63">
            <text:p>2,04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5296" table:style-name="ce57">
            <text:p>195,296</text:p>
          </table:table-cell>
          <table:table-cell office:value-type="float" office:value="538568" table:style-name="ce41">
            <text:p>538,568</text:p>
          </table:table-cell>
          <table:table-cell office:value-type="float" office:value="277597" table:style-name="ce41">
            <text:p>277,597</text:p>
          </table:table-cell>
          <table:table-cell office:value-type="float" office:value="260971" table:style-name="ce58">
            <text:p>260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533" table:style-name="ce59">
            <text:p>32,533</text:p>
          </table:table-cell>
          <table:table-cell office:value-type="float" office:value="87073" table:style-name="ce45">
            <text:p>87,073</text:p>
          </table:table-cell>
          <table:table-cell office:value-type="float" office:value="43345" table:style-name="ce45">
            <text:p>43,345</text:p>
          </table:table-cell>
          <table:table-cell office:value-type="float" office:value="43728" table:style-name="ce60">
            <text:p>43,728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997" table:style-name="ce59">
            <text:p>37,997</text:p>
          </table:table-cell>
          <table:table-cell office:value-type="float" office:value="105018" table:style-name="ce45">
            <text:p>105,018</text:p>
          </table:table-cell>
          <table:table-cell office:value-type="float" office:value="52916" table:style-name="ce45">
            <text:p>52,916</text:p>
          </table:table-cell>
          <table:table-cell office:value-type="float" office:value="52102" table:style-name="ce60">
            <text:p>52,102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53" table:style-name="ce59">
            <text:p>15,153</text:p>
          </table:table-cell>
          <table:table-cell office:value-type="float" office:value="44271" table:style-name="ce45">
            <text:p>44,271</text:p>
          </table:table-cell>
          <table:table-cell office:value-type="float" office:value="23117" table:style-name="ce45">
            <text:p>23,117</text:p>
          </table:table-cell>
          <table:table-cell office:value-type="float" office:value="21154" table:style-name="ce60">
            <text:p>21,1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96" table:style-name="ce59">
            <text:p>11,596</text:p>
          </table:table-cell>
          <table:table-cell office:value-type="float" office:value="32496" table:style-name="ce45">
            <text:p>32,496</text:p>
          </table:table-cell>
          <table:table-cell office:value-type="float" office:value="17208" table:style-name="ce45">
            <text:p>17,208</text:p>
          </table:table-cell>
          <table:table-cell office:value-type="float" office:value="15288" table:style-name="ce60">
            <text:p>15,2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823" table:style-name="ce59">
            <text:p>31,823</text:p>
          </table:table-cell>
          <table:table-cell office:value-type="float" office:value="87378" table:style-name="ce45">
            <text:p>87,378</text:p>
          </table:table-cell>
          <table:table-cell office:value-type="float" office:value="44098" table:style-name="ce45">
            <text:p>44,098</text:p>
          </table:table-cell>
          <table:table-cell office:value-type="float" office:value="43280" table:style-name="ce60">
            <text:p>43,2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29" table:style-name="ce59">
            <text:p>12,129</text:p>
          </table:table-cell>
          <table:table-cell office:value-type="float" office:value="34733" table:style-name="ce45">
            <text:p>34,733</text:p>
          </table:table-cell>
          <table:table-cell office:value-type="float" office:value="18373" table:style-name="ce45">
            <text:p>18,373</text:p>
          </table:table-cell>
          <table:table-cell office:value-type="float" office:value="16360" table:style-name="ce60">
            <text:p>16,3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82" table:style-name="ce59">
            <text:p>5,882</text:p>
          </table:table-cell>
          <table:table-cell office:value-type="float" office:value="15879" table:style-name="ce45">
            <text:p>15,879</text:p>
          </table:table-cell>
          <table:table-cell office:value-type="float" office:value="8295" table:style-name="ce45">
            <text:p>8,295</text:p>
          </table:table-cell>
          <table:table-cell office:value-type="float" office:value="7584" table:style-name="ce60">
            <text:p>7,5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50" table:style-name="ce59">
            <text:p>5,250</text:p>
          </table:table-cell>
          <table:table-cell office:value-type="float" office:value="13553" table:style-name="ce45">
            <text:p>13,553</text:p>
          </table:table-cell>
          <table:table-cell office:value-type="float" office:value="7238" table:style-name="ce45">
            <text:p>7,238</text:p>
          </table:table-cell>
          <table:table-cell office:value-type="float" office:value="6315" table:style-name="ce60">
            <text:p>6,3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64" table:style-name="ce59">
            <text:p>10,864</text:p>
          </table:table-cell>
          <table:table-cell office:value-type="float" office:value="31939" table:style-name="ce45">
            <text:p>31,939</text:p>
          </table:table-cell>
          <table:table-cell office:value-type="float" office:value="16647" table:style-name="ce45">
            <text:p>16,647</text:p>
          </table:table-cell>
          <table:table-cell office:value-type="float" office:value="15292" table:style-name="ce60">
            <text:p>15,2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08" table:style-name="ce59">
            <text:p>6,108</text:p>
          </table:table-cell>
          <table:table-cell office:value-type="float" office:value="16892" table:style-name="ce45">
            <text:p>16,892</text:p>
          </table:table-cell>
          <table:table-cell office:value-type="float" office:value="8957" table:style-name="ce45">
            <text:p>8,957</text:p>
          </table:table-cell>
          <table:table-cell office:value-type="float" office:value="7935" table:style-name="ce60">
            <text:p>7,9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87" table:style-name="ce59">
            <text:p>3,887</text:p>
          </table:table-cell>
          <table:table-cell office:value-type="float" office:value="9350" table:style-name="ce45">
            <text:p>9,350</text:p>
          </table:table-cell>
          <table:table-cell office:value-type="float" office:value="5151" table:style-name="ce45">
            <text:p>5,151</text:p>
          </table:table-cell>
          <table:table-cell office:value-type="float" office:value="4199" table:style-name="ce60">
            <text:p>4,1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8" table:style-name="ce59">
            <text:p>3,618</text:p>
          </table:table-cell>
          <table:table-cell office:value-type="float" office:value="10024" table:style-name="ce45">
            <text:p>10,024</text:p>
          </table:table-cell>
          <table:table-cell office:value-type="float" office:value="5317" table:style-name="ce45">
            <text:p>5,317</text:p>
          </table:table-cell>
          <table:table-cell office:value-type="float" office:value="4707" table:style-name="ce60">
            <text:p>4,7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46" table:style-name="ce59">
            <text:p>5,646</text:p>
          </table:table-cell>
          <table:table-cell office:value-type="float" office:value="15396" table:style-name="ce45">
            <text:p>15,396</text:p>
          </table:table-cell>
          <table:table-cell office:value-type="float" office:value="8144" table:style-name="ce45">
            <text:p>8,144</text:p>
          </table:table-cell>
          <table:table-cell office:value-type="float" office:value="7252" table:style-name="ce60">
            <text:p>7,2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29" table:style-name="ce59">
            <text:p>2,629</text:p>
          </table:table-cell>
          <table:table-cell office:value-type="float" office:value="6580" table:style-name="ce45">
            <text:p>6,580</text:p>
          </table:table-cell>
          <table:table-cell office:value-type="float" office:value="3689" table:style-name="ce45">
            <text:p>3,689</text:p>
          </table:table-cell>
          <table:table-cell office:value-type="float" office:value="2891" table:style-name="ce60">
            <text:p>2,8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6" table:style-name="ce59">
            <text:p>4,146</text:p>
          </table:table-cell>
          <table:table-cell office:value-type="float" office:value="11988" table:style-name="ce45">
            <text:p>11,988</text:p>
          </table:table-cell>
          <table:table-cell office:value-type="float" office:value="6362" table:style-name="ce45">
            <text:p>6,362</text:p>
          </table:table-cell>
          <table:table-cell office:value-type="float" office:value="5626" table:style-name="ce60">
            <text:p>5,6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26" table:style-name="ce59">
            <text:p>2,326</text:p>
          </table:table-cell>
          <table:table-cell office:value-type="float" office:value="6195" table:style-name="ce45">
            <text:p>6,195</text:p>
          </table:table-cell>
          <table:table-cell office:value-type="float" office:value="3381" table:style-name="ce45">
            <text:p>3,381</text:p>
          </table:table-cell>
          <table:table-cell office:value-type="float" office:value="2814" table:style-name="ce60">
            <text:p>2,8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16" table:style-name="ce59">
            <text:p>1,716</text:p>
          </table:table-cell>
          <table:table-cell office:value-type="float" office:value="4112" table:style-name="ce45">
            <text:p>4,112</text:p>
          </table:table-cell>
          <table:table-cell office:value-type="float" office:value="2287" table:style-name="ce45">
            <text:p>2,287</text:p>
          </table:table-cell>
          <table:table-cell office:value-type="float" office:value="1825" table:style-name="ce60">
            <text:p>1,82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3" table:style-name="ce62">
            <text:p>1,993</text:p>
          </table:table-cell>
          <table:table-cell office:value-type="float" office:value="5691" table:style-name="ce50">
            <text:p>5,691</text:p>
          </table:table-cell>
          <table:table-cell office:value-type="float" office:value="3072" table:style-name="ce50">
            <text:p>3,072</text:p>
          </table:table-cell>
          <table:table-cell office:value-type="float" office:value="2619" table:style-name="ce63">
            <text:p>2,61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9061" table:style-name="ce57">
            <text:p>399,061</text:p>
          </table:table-cell>
          <table:table-cell office:value-type="float" office:value="1256062" table:style-name="ce41">
            <text:p>1,256,062</text:p>
          </table:table-cell>
          <table:table-cell office:value-type="float" office:value="638116" table:style-name="ce41">
            <text:p>638,116</text:p>
          </table:table-cell>
          <table:table-cell office:value-type="float" office:value="617946" table:style-name="ce58">
            <text:p>617,9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362" table:style-name="ce59">
            <text:p>78,362</text:p>
          </table:table-cell>
          <table:table-cell office:value-type="float" office:value="228656" table:style-name="ce45">
            <text:p>228,656</text:p>
          </table:table-cell>
          <table:table-cell office:value-type="float" office:value="112494" table:style-name="ce45">
            <text:p>112,494</text:p>
          </table:table-cell>
          <table:table-cell office:value-type="float" office:value="116162" table:style-name="ce60">
            <text:p>116,1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301" table:style-name="ce59">
            <text:p>41,301</text:p>
          </table:table-cell>
          <table:table-cell office:value-type="float" office:value="122958" table:style-name="ce45">
            <text:p>122,958</text:p>
          </table:table-cell>
          <table:table-cell office:value-type="float" office:value="60887" table:style-name="ce45">
            <text:p>60,887</text:p>
          </table:table-cell>
          <table:table-cell office:value-type="float" office:value="62071" table:style-name="ce60">
            <text:p>62,071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406" table:style-name="ce59">
            <text:p>25,406</text:p>
          </table:table-cell>
          <table:table-cell office:value-type="float" office:value="85885" table:style-name="ce45">
            <text:p>85,885</text:p>
          </table:table-cell>
          <table:table-cell office:value-type="float" office:value="43571" table:style-name="ce45">
            <text:p>43,571</text:p>
          </table:table-cell>
          <table:table-cell office:value-type="float" office:value="42314" table:style-name="ce60">
            <text:p>42,3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642" table:style-name="ce59">
            <text:p>27,642</text:p>
          </table:table-cell>
          <table:table-cell office:value-type="float" office:value="89633" table:style-name="ce45">
            <text:p>89,633</text:p>
          </table:table-cell>
          <table:table-cell office:value-type="float" office:value="45548" table:style-name="ce45">
            <text:p>45,548</text:p>
          </table:table-cell>
          <table:table-cell office:value-type="float" office:value="44085" table:style-name="ce60">
            <text:p>44,0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91" table:style-name="ce59">
            <text:p>11,191</text:p>
          </table:table-cell>
          <table:table-cell office:value-type="float" office:value="33319" table:style-name="ce45">
            <text:p>33,319</text:p>
          </table:table-cell>
          <table:table-cell office:value-type="float" office:value="16726" table:style-name="ce45">
            <text:p>16,726</text:p>
          </table:table-cell>
          <table:table-cell office:value-type="float" office:value="16593" table:style-name="ce60">
            <text:p>16,5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805" table:style-name="ce59">
            <text:p>16,805</text:p>
          </table:table-cell>
          <table:table-cell office:value-type="float" office:value="54362" table:style-name="ce45">
            <text:p>54,362</text:p>
          </table:table-cell>
          <table:table-cell office:value-type="float" office:value="27495" table:style-name="ce45">
            <text:p>27,495</text:p>
          </table:table-cell>
          <table:table-cell office:value-type="float" office:value="26867" table:style-name="ce60">
            <text:p>26,8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52" table:style-name="ce59">
            <text:p>13,452</text:p>
          </table:table-cell>
          <table:table-cell office:value-type="float" office:value="40173" table:style-name="ce45">
            <text:p>40,173</text:p>
          </table:table-cell>
          <table:table-cell office:value-type="float" office:value="20596" table:style-name="ce45">
            <text:p>20,596</text:p>
          </table:table-cell>
          <table:table-cell office:value-type="float" office:value="19577" table:style-name="ce60">
            <text:p>19,5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66" table:style-name="ce59">
            <text:p>15,366</text:p>
          </table:table-cell>
          <table:table-cell office:value-type="float" office:value="49102" table:style-name="ce45">
            <text:p>49,102</text:p>
          </table:table-cell>
          <table:table-cell office:value-type="float" office:value="25144" table:style-name="ce45">
            <text:p>25,144</text:p>
          </table:table-cell>
          <table:table-cell office:value-type="float" office:value="23958" table:style-name="ce60">
            <text:p>23,9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79" table:style-name="ce59">
            <text:p>4,579</text:p>
          </table:table-cell>
          <table:table-cell office:value-type="float" office:value="16490" table:style-name="ce45">
            <text:p>16,490</text:p>
          </table:table-cell>
          <table:table-cell office:value-type="float" office:value="8510" table:style-name="ce45">
            <text:p>8,510</text:p>
          </table:table-cell>
          <table:table-cell office:value-type="float" office:value="7980" table:style-name="ce60">
            <text:p>7,9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99" table:style-name="ce59">
            <text:p>10,699</text:p>
          </table:table-cell>
          <table:table-cell office:value-type="float" office:value="37827" table:style-name="ce45">
            <text:p>37,827</text:p>
          </table:table-cell>
          <table:table-cell office:value-type="float" office:value="19091" table:style-name="ce45">
            <text:p>19,091</text:p>
          </table:table-cell>
          <table:table-cell office:value-type="float" office:value="18736" table:style-name="ce60">
            <text:p>18,7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302" table:style-name="ce59">
            <text:p>13,302</text:p>
          </table:table-cell>
          <table:table-cell office:value-type="float" office:value="46005" table:style-name="ce45">
            <text:p>46,005</text:p>
          </table:table-cell>
          <table:table-cell office:value-type="float" office:value="23975" table:style-name="ce45">
            <text:p>23,975</text:p>
          </table:table-cell>
          <table:table-cell office:value-type="float" office:value="22030" table:style-name="ce60">
            <text:p>22,0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25" table:style-name="ce59">
            <text:p>11,225</text:p>
          </table:table-cell>
          <table:table-cell office:value-type="float" office:value="38680" table:style-name="ce45">
            <text:p>38,680</text:p>
          </table:table-cell>
          <table:table-cell office:value-type="float" office:value="19915" table:style-name="ce45">
            <text:p>19,915</text:p>
          </table:table-cell>
          <table:table-cell office:value-type="float" office:value="18765" table:style-name="ce60">
            <text:p>18,7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08" table:style-name="ce59">
            <text:p>14,508</text:p>
          </table:table-cell>
          <table:table-cell office:value-type="float" office:value="44847" table:style-name="ce45">
            <text:p>44,847</text:p>
          </table:table-cell>
          <table:table-cell office:value-type="float" office:value="22995" table:style-name="ce45">
            <text:p>22,995</text:p>
          </table:table-cell>
          <table:table-cell office:value-type="float" office:value="21852" table:style-name="ce60">
            <text:p>21,8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42" table:style-name="ce59">
            <text:p>6,842</text:p>
          </table:table-cell>
          <table:table-cell office:value-type="float" office:value="22849" table:style-name="ce45">
            <text:p>22,849</text:p>
          </table:table-cell>
          <table:table-cell office:value-type="float" office:value="12043" table:style-name="ce45">
            <text:p>12,043</text:p>
          </table:table-cell>
          <table:table-cell office:value-type="float" office:value="10806" table:style-name="ce60">
            <text:p>10,8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904" table:style-name="ce59">
            <text:p>11,904</text:p>
          </table:table-cell>
          <table:table-cell office:value-type="float" office:value="39453" table:style-name="ce45">
            <text:p>39,453</text:p>
          </table:table-cell>
          <table:table-cell office:value-type="float" office:value="20058" table:style-name="ce45">
            <text:p>20,058</text:p>
          </table:table-cell>
          <table:table-cell office:value-type="float" office:value="19395" table:style-name="ce60">
            <text:p>19,3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59" table:style-name="ce59">
            <text:p>9,359</text:p>
          </table:table-cell>
          <table:table-cell office:value-type="float" office:value="31744" table:style-name="ce45">
            <text:p>31,744</text:p>
          </table:table-cell>
          <table:table-cell office:value-type="float" office:value="16669" table:style-name="ce45">
            <text:p>16,669</text:p>
          </table:table-cell>
          <table:table-cell office:value-type="float" office:value="15075" table:style-name="ce60">
            <text:p>15,0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1025" table:style-name="ce59">
            <text:p>11,025</text:p>
          </table:table-cell>
          <table:table-cell office:value-type="float" office:value="34062" table:style-name="ce45">
            <text:p>34,062</text:p>
          </table:table-cell>
          <table:table-cell office:value-type="float" office:value="17450" table:style-name="ce45">
            <text:p>17,450</text:p>
          </table:table-cell>
          <table:table-cell office:value-type="float" office:value="16612" table:style-name="ce60">
            <text:p>16,6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70" table:style-name="ce59">
            <text:p>11,170</text:p>
          </table:table-cell>
          <table:table-cell office:value-type="float" office:value="35902" table:style-name="ce45">
            <text:p>35,902</text:p>
          </table:table-cell>
          <table:table-cell office:value-type="float" office:value="18579" table:style-name="ce45">
            <text:p>18,579</text:p>
          </table:table-cell>
          <table:table-cell office:value-type="float" office:value="17323" table:style-name="ce60">
            <text:p>17,3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73" table:style-name="ce59">
            <text:p>13,273</text:p>
          </table:table-cell>
          <table:table-cell office:value-type="float" office:value="42055" table:style-name="ce45">
            <text:p>42,055</text:p>
          </table:table-cell>
          <table:table-cell office:value-type="float" office:value="21581" table:style-name="ce45">
            <text:p>21,581</text:p>
          </table:table-cell>
          <table:table-cell office:value-type="float" office:value="20474" table:style-name="ce60">
            <text:p>20,4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291" table:style-name="ce59">
            <text:p>5,291</text:p>
          </table:table-cell>
          <table:table-cell office:value-type="float" office:value="14384" table:style-name="ce45">
            <text:p>14,384</text:p>
          </table:table-cell>
          <table:table-cell office:value-type="float" office:value="7579" table:style-name="ce45">
            <text:p>7,579</text:p>
          </table:table-cell>
          <table:table-cell office:value-type="float" office:value="6805" table:style-name="ce60">
            <text:p>6,8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204" table:style-name="ce59">
            <text:p>8,204</text:p>
          </table:table-cell>
          <table:table-cell office:value-type="float" office:value="26434" table:style-name="ce45">
            <text:p>26,434</text:p>
          </table:table-cell>
          <table:table-cell office:value-type="float" office:value="13636" table:style-name="ce45">
            <text:p>13,636</text:p>
          </table:table-cell>
          <table:table-cell office:value-type="float" office:value="12798" table:style-name="ce60">
            <text:p>12,7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94" table:style-name="ce59">
            <text:p>9,194</text:p>
          </table:table-cell>
          <table:table-cell office:value-type="float" office:value="29742" table:style-name="ce45">
            <text:p>29,742</text:p>
          </table:table-cell>
          <table:table-cell office:value-type="float" office:value="15342" table:style-name="ce45">
            <text:p>15,342</text:p>
          </table:table-cell>
          <table:table-cell office:value-type="float" office:value="14400" table:style-name="ce60">
            <text:p>14,4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38" table:style-name="ce59">
            <text:p>10,138</text:p>
          </table:table-cell>
          <table:table-cell office:value-type="float" office:value="32168" table:style-name="ce45">
            <text:p>32,168</text:p>
          </table:table-cell>
          <table:table-cell office:value-type="float" office:value="16983" table:style-name="ce45">
            <text:p>16,983</text:p>
          </table:table-cell>
          <table:table-cell office:value-type="float" office:value="15185" table:style-name="ce60">
            <text:p>15,1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49" table:style-name="ce59">
            <text:p>5,149</text:p>
          </table:table-cell>
          <table:table-cell office:value-type="float" office:value="15771" table:style-name="ce45">
            <text:p>15,771</text:p>
          </table:table-cell>
          <table:table-cell office:value-type="float" office:value="8508" table:style-name="ce45">
            <text:p>8,508</text:p>
          </table:table-cell>
          <table:table-cell office:value-type="float" office:value="7263" table:style-name="ce60">
            <text:p>7,2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85" table:style-name="ce59">
            <text:p>4,585</text:p>
          </table:table-cell>
          <table:table-cell office:value-type="float" office:value="14608" table:style-name="ce45">
            <text:p>14,608</text:p>
          </table:table-cell>
          <table:table-cell office:value-type="float" office:value="7651" table:style-name="ce45">
            <text:p>7,651</text:p>
          </table:table-cell>
          <table:table-cell office:value-type="float" office:value="6957" table:style-name="ce60">
            <text:p>6,957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89" table:style-name="ce62">
            <text:p>9,089</text:p>
          </table:table-cell>
          <table:table-cell office:value-type="float" office:value="28953" table:style-name="ce50">
            <text:p>28,953</text:p>
          </table:table-cell>
          <table:table-cell office:value-type="float" office:value="15090" table:style-name="ce50">
            <text:p>15,090</text:p>
          </table:table-cell>
          <table:table-cell office:value-type="float" office:value="13863" table:style-name="ce63">
            <text:p>13,863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872" table:style-name="ce57">
            <text:p>179,872</text:p>
          </table:table-cell>
          <table:table-cell office:value-type="float" office:value="485479" table:style-name="ce41">
            <text:p>485,479</text:p>
          </table:table-cell>
          <table:table-cell office:value-type="float" office:value="248004" table:style-name="ce41">
            <text:p>248,004</text:p>
          </table:table-cell>
          <table:table-cell office:value-type="float" office:value="237475" table:style-name="ce58">
            <text:p>237,4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58" table:style-name="ce59">
            <text:p>35,658</text:p>
          </table:table-cell>
          <table:table-cell office:value-type="float" office:value="98335" table:style-name="ce45">
            <text:p>98,335</text:p>
          </table:table-cell>
          <table:table-cell office:value-type="float" office:value="49104" table:style-name="ce45">
            <text:p>49,104</text:p>
          </table:table-cell>
          <table:table-cell office:value-type="float" office:value="49231" table:style-name="ce60">
            <text:p>49,2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102" table:style-name="ce59">
            <text:p>29,102</text:p>
          </table:table-cell>
          <table:table-cell office:value-type="float" office:value="78229" table:style-name="ce45">
            <text:p>78,229</text:p>
          </table:table-cell>
          <table:table-cell office:value-type="float" office:value="38794" table:style-name="ce45">
            <text:p>38,794</text:p>
          </table:table-cell>
          <table:table-cell office:value-type="float" office:value="39435" table:style-name="ce60">
            <text:p>39,4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286" table:style-name="ce59">
            <text:p>34,286</text:p>
          </table:table-cell>
          <table:table-cell office:value-type="float" office:value="97003" table:style-name="ce45">
            <text:p>97,003</text:p>
          </table:table-cell>
          <table:table-cell office:value-type="float" office:value="48794" table:style-name="ce45">
            <text:p>48,794</text:p>
          </table:table-cell>
          <table:table-cell office:value-type="float" office:value="48209" table:style-name="ce60">
            <text:p>48,2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22" table:style-name="ce59">
            <text:p>20,322</text:p>
          </table:table-cell>
          <table:table-cell office:value-type="float" office:value="52741" table:style-name="ce45">
            <text:p>52,741</text:p>
          </table:table-cell>
          <table:table-cell office:value-type="float" office:value="26918" table:style-name="ce45">
            <text:p>26,918</text:p>
          </table:table-cell>
          <table:table-cell office:value-type="float" office:value="25823" table:style-name="ce60">
            <text:p>25,8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37" table:style-name="ce59">
            <text:p>4,237</text:p>
          </table:table-cell>
          <table:table-cell office:value-type="float" office:value="10254" table:style-name="ce45">
            <text:p>10,254</text:p>
          </table:table-cell>
          <table:table-cell office:value-type="float" office:value="5375" table:style-name="ce45">
            <text:p>5,375</text:p>
          </table:table-cell>
          <table:table-cell office:value-type="float" office:value="4879" table:style-name="ce60">
            <text:p>4,8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39" table:style-name="ce59">
            <text:p>12,639</text:p>
          </table:table-cell>
          <table:table-cell office:value-type="float" office:value="36980" table:style-name="ce45">
            <text:p>36,980</text:p>
          </table:table-cell>
          <table:table-cell office:value-type="float" office:value="19497" table:style-name="ce45">
            <text:p>19,497</text:p>
          </table:table-cell>
          <table:table-cell office:value-type="float" office:value="17483" table:style-name="ce60">
            <text:p>17,4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56" table:style-name="ce59">
            <text:p>7,956</text:p>
          </table:table-cell>
          <table:table-cell office:value-type="float" office:value="16882" table:style-name="ce45">
            <text:p>16,882</text:p>
          </table:table-cell>
          <table:table-cell office:value-type="float" office:value="9023" table:style-name="ce45">
            <text:p>9,023</text:p>
          </table:table-cell>
          <table:table-cell office:value-type="float" office:value="7859" table:style-name="ce60">
            <text:p>7,8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72" table:style-name="ce59">
            <text:p>5,572</text:p>
          </table:table-cell>
          <table:table-cell office:value-type="float" office:value="14031" table:style-name="ce45">
            <text:p>14,031</text:p>
          </table:table-cell>
          <table:table-cell office:value-type="float" office:value="7678" table:style-name="ce45">
            <text:p>7,678</text:p>
          </table:table-cell>
          <table:table-cell office:value-type="float" office:value="6353" table:style-name="ce60">
            <text:p>6,3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1" table:style-name="ce59">
            <text:p>5,731</text:p>
          </table:table-cell>
          <table:table-cell office:value-type="float" office:value="15174" table:style-name="ce45">
            <text:p>15,174</text:p>
          </table:table-cell>
          <table:table-cell office:value-type="float" office:value="8010" table:style-name="ce45">
            <text:p>8,010</text:p>
          </table:table-cell>
          <table:table-cell office:value-type="float" office:value="7164" table:style-name="ce60">
            <text:p>7,1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33" table:style-name="ce59">
            <text:p>7,133</text:p>
          </table:table-cell>
          <table:table-cell office:value-type="float" office:value="17578" table:style-name="ce45">
            <text:p>17,578</text:p>
          </table:table-cell>
          <table:table-cell office:value-type="float" office:value="9483" table:style-name="ce45">
            <text:p>9,483</text:p>
          </table:table-cell>
          <table:table-cell office:value-type="float" office:value="8095" table:style-name="ce60">
            <text:p>8,0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85" table:style-name="ce59">
            <text:p>7,085</text:p>
          </table:table-cell>
          <table:table-cell office:value-type="float" office:value="16691" table:style-name="ce45">
            <text:p>16,691</text:p>
          </table:table-cell>
          <table:table-cell office:value-type="float" office:value="8774" table:style-name="ce45">
            <text:p>8,774</text:p>
          </table:table-cell>
          <table:table-cell office:value-type="float" office:value="7917" table:style-name="ce60">
            <text:p>7,9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307" table:style-name="ce59">
            <text:p>5,307</text:p>
          </table:table-cell>
          <table:table-cell office:value-type="float" office:value="15793" table:style-name="ce45">
            <text:p>15,793</text:p>
          </table:table-cell>
          <table:table-cell office:value-type="float" office:value="8446" table:style-name="ce45">
            <text:p>8,446</text:p>
          </table:table-cell>
          <table:table-cell office:value-type="float" office:value="7347" table:style-name="ce60">
            <text:p>7,34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44" table:style-name="ce62">
            <text:p>4,844</text:p>
          </table:table-cell>
          <table:table-cell office:value-type="float" office:value="15788" table:style-name="ce50">
            <text:p>15,788</text:p>
          </table:table-cell>
          <table:table-cell office:value-type="float" office:value="8108" table:style-name="ce50">
            <text:p>8,108</text:p>
          </table:table-cell>
          <table:table-cell office:value-type="float" office:value="7680" table:style-name="ce63">
            <text:p>7,68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787" table:style-name="ce57">
            <text:p>244,787</text:p>
          </table:table-cell>
          <table:table-cell office:value-type="float" office:value="670664" table:style-name="ce41">
            <text:p>670,664</text:p>
          </table:table-cell>
          <table:table-cell office:value-type="float" office:value="346693" table:style-name="ce41">
            <text:p>346,693</text:p>
          </table:table-cell>
          <table:table-cell office:value-type="float" office:value="323971" table:style-name="ce58">
            <text:p>323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782" table:style-name="ce59">
            <text:p>39,782</text:p>
          </table:table-cell>
          <table:table-cell office:value-type="float" office:value="108176" table:style-name="ce45">
            <text:p>108,176</text:p>
          </table:table-cell>
          <table:table-cell office:value-type="float" office:value="53578" table:style-name="ce45">
            <text:p>53,578</text:p>
          </table:table-cell>
          <table:table-cell office:value-type="float" office:value="54598" table:style-name="ce60">
            <text:p>54,5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14" table:style-name="ce59">
            <text:p>16,214</text:p>
          </table:table-cell>
          <table:table-cell office:value-type="float" office:value="43611" table:style-name="ce45">
            <text:p>43,611</text:p>
          </table:table-cell>
          <table:table-cell office:value-type="float" office:value="22108" table:style-name="ce45">
            <text:p>22,108</text:p>
          </table:table-cell>
          <table:table-cell office:value-type="float" office:value="21503" table:style-name="ce60">
            <text:p>21,5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182" table:style-name="ce59">
            <text:p>26,182</text:p>
          </table:table-cell>
          <table:table-cell office:value-type="float" office:value="70620" table:style-name="ce45">
            <text:p>70,620</text:p>
          </table:table-cell>
          <table:table-cell office:value-type="float" office:value="35614" table:style-name="ce45">
            <text:p>35,614</text:p>
          </table:table-cell>
          <table:table-cell office:value-type="float" office:value="35006" table:style-name="ce60">
            <text:p>35,0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30" table:style-name="ce59">
            <text:p>15,130</text:p>
          </table:table-cell>
          <table:table-cell office:value-type="float" office:value="45050" table:style-name="ce45">
            <text:p>45,050</text:p>
          </table:table-cell>
          <table:table-cell office:value-type="float" office:value="22629" table:style-name="ce45">
            <text:p>22,629</text:p>
          </table:table-cell>
          <table:table-cell office:value-type="float" office:value="22421" table:style-name="ce60">
            <text:p>22,4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87" table:style-name="ce59">
            <text:p>9,587</text:p>
          </table:table-cell>
          <table:table-cell office:value-type="float" office:value="27970" table:style-name="ce45">
            <text:p>27,970</text:p>
          </table:table-cell>
          <table:table-cell office:value-type="float" office:value="14608" table:style-name="ce45">
            <text:p>14,608</text:p>
          </table:table-cell>
          <table:table-cell office:value-type="float" office:value="13362" table:style-name="ce60">
            <text:p>13,3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05" table:style-name="ce59">
            <text:p>16,105</text:p>
          </table:table-cell>
          <table:table-cell office:value-type="float" office:value="38477" table:style-name="ce45">
            <text:p>38,477</text:p>
          </table:table-cell>
          <table:table-cell office:value-type="float" office:value="19889" table:style-name="ce45">
            <text:p>19,889</text:p>
          </table:table-cell>
          <table:table-cell office:value-type="float" office:value="18588" table:style-name="ce60">
            <text:p>18,5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19" table:style-name="ce59">
            <text:p>11,319</text:p>
          </table:table-cell>
          <table:table-cell office:value-type="float" office:value="30464" table:style-name="ce45">
            <text:p>30,464</text:p>
          </table:table-cell>
          <table:table-cell office:value-type="float" office:value="16046" table:style-name="ce45">
            <text:p>16,046</text:p>
          </table:table-cell>
          <table:table-cell office:value-type="float" office:value="14418" table:style-name="ce60">
            <text:p>14,4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7" table:style-name="ce59">
            <text:p>6,697</text:p>
          </table:table-cell>
          <table:table-cell office:value-type="float" office:value="18484" table:style-name="ce45">
            <text:p>18,484</text:p>
          </table:table-cell>
          <table:table-cell office:value-type="float" office:value="9802" table:style-name="ce45">
            <text:p>9,802</text:p>
          </table:table-cell>
          <table:table-cell office:value-type="float" office:value="8682" table:style-name="ce60">
            <text:p>8,6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70" table:style-name="ce59">
            <text:p>9,470</text:p>
          </table:table-cell>
          <table:table-cell office:value-type="float" office:value="28039" table:style-name="ce45">
            <text:p>28,039</text:p>
          </table:table-cell>
          <table:table-cell office:value-type="float" office:value="14641" table:style-name="ce45">
            <text:p>14,641</text:p>
          </table:table-cell>
          <table:table-cell office:value-type="float" office:value="13398" table:style-name="ce60">
            <text:p>13,3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40" table:style-name="ce59">
            <text:p>6,040</text:p>
          </table:table-cell>
          <table:table-cell office:value-type="float" office:value="17167" table:style-name="ce45">
            <text:p>17,167</text:p>
          </table:table-cell>
          <table:table-cell office:value-type="float" office:value="8975" table:style-name="ce45">
            <text:p>8,975</text:p>
          </table:table-cell>
          <table:table-cell office:value-type="float" office:value="8192" table:style-name="ce60">
            <text:p>8,1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9" table:style-name="ce59">
            <text:p>8,979</text:p>
          </table:table-cell>
          <table:table-cell office:value-type="float" office:value="25698" table:style-name="ce45">
            <text:p>25,698</text:p>
          </table:table-cell>
          <table:table-cell office:value-type="float" office:value="13743" table:style-name="ce45">
            <text:p>13,743</text:p>
          </table:table-cell>
          <table:table-cell office:value-type="float" office:value="11955" table:style-name="ce60">
            <text:p>11,9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52" table:style-name="ce59">
            <text:p>8,652</text:p>
          </table:table-cell>
          <table:table-cell office:value-type="float" office:value="23615" table:style-name="ce45">
            <text:p>23,615</text:p>
          </table:table-cell>
          <table:table-cell office:value-type="float" office:value="12448" table:style-name="ce45">
            <text:p>12,448</text:p>
          </table:table-cell>
          <table:table-cell office:value-type="float" office:value="11167" table:style-name="ce60">
            <text:p>11,1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307" table:style-name="ce59">
            <text:p>15,307</text:p>
          </table:table-cell>
          <table:table-cell office:value-type="float" office:value="48584" table:style-name="ce45">
            <text:p>48,584</text:p>
          </table:table-cell>
          <table:table-cell office:value-type="float" office:value="24115" table:style-name="ce45">
            <text:p>24,115</text:p>
          </table:table-cell>
          <table:table-cell office:value-type="float" office:value="24469" table:style-name="ce60">
            <text:p>24,4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44" table:style-name="ce59">
            <text:p>5,744</text:p>
          </table:table-cell>
          <table:table-cell office:value-type="float" office:value="13871" table:style-name="ce45">
            <text:p>13,871</text:p>
          </table:table-cell>
          <table:table-cell office:value-type="float" office:value="7676" table:style-name="ce45">
            <text:p>7,676</text:p>
          </table:table-cell>
          <table:table-cell office:value-type="float" office:value="6195" table:style-name="ce60">
            <text:p>6,1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34" table:style-name="ce59">
            <text:p>4,434</text:p>
          </table:table-cell>
          <table:table-cell office:value-type="float" office:value="12301" table:style-name="ce45">
            <text:p>12,301</text:p>
          </table:table-cell>
          <table:table-cell office:value-type="float" office:value="6609" table:style-name="ce45">
            <text:p>6,609</text:p>
          </table:table-cell>
          <table:table-cell office:value-type="float" office:value="5692" table:style-name="ce60">
            <text:p>5,6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489" table:style-name="ce59">
            <text:p>8,489</text:p>
          </table:table-cell>
          <table:table-cell office:value-type="float" office:value="22620" table:style-name="ce45">
            <text:p>22,620</text:p>
          </table:table-cell>
          <table:table-cell office:value-type="float" office:value="12110" table:style-name="ce45">
            <text:p>12,110</text:p>
          </table:table-cell>
          <table:table-cell office:value-type="float" office:value="10510" table:style-name="ce60">
            <text:p>10,5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00" table:style-name="ce59">
            <text:p>9,100</text:p>
          </table:table-cell>
          <table:table-cell office:value-type="float" office:value="24233" table:style-name="ce45">
            <text:p>24,233</text:p>
          </table:table-cell>
          <table:table-cell office:value-type="float" office:value="13270" table:style-name="ce45">
            <text:p>13,270</text:p>
          </table:table-cell>
          <table:table-cell office:value-type="float" office:value="10963" table:style-name="ce60">
            <text:p>10,9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35" table:style-name="ce59">
            <text:p>8,635</text:p>
          </table:table-cell>
          <table:table-cell office:value-type="float" office:value="21924" table:style-name="ce45">
            <text:p>21,924</text:p>
          </table:table-cell>
          <table:table-cell office:value-type="float" office:value="11971" table:style-name="ce45">
            <text:p>11,971</text:p>
          </table:table-cell>
          <table:table-cell office:value-type="float" office:value="9953" table:style-name="ce60">
            <text:p>9,9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34" table:style-name="ce59">
            <text:p>9,334</text:p>
          </table:table-cell>
          <table:table-cell office:value-type="float" office:value="26016" table:style-name="ce45">
            <text:p>26,016</text:p>
          </table:table-cell>
          <table:table-cell office:value-type="float" office:value="13877" table:style-name="ce45">
            <text:p>13,877</text:p>
          </table:table-cell>
          <table:table-cell office:value-type="float" office:value="12139" table:style-name="ce60">
            <text:p>12,13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87" table:style-name="ce62">
            <text:p>9,587</text:p>
          </table:table-cell>
          <table:table-cell office:value-type="float" office:value="23744" table:style-name="ce50">
            <text:p>23,744</text:p>
          </table:table-cell>
          <table:table-cell office:value-type="float" office:value="12984" table:style-name="ce50">
            <text:p>12,984</text:p>
          </table:table-cell>
          <table:table-cell office:value-type="float" office:value="10760" table:style-name="ce63">
            <text:p>10,76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097" table:style-name="ce57">
            <text:p>185,097</text:p>
          </table:table-cell>
          <table:table-cell office:value-type="float" office:value="493855" table:style-name="ce41">
            <text:p>493,855</text:p>
          </table:table-cell>
          <table:table-cell office:value-type="float" office:value="256147" table:style-name="ce41">
            <text:p>256,147</text:p>
          </table:table-cell>
          <table:table-cell office:value-type="float" office:value="237708" table:style-name="ce58">
            <text:p>237,7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834" table:style-name="ce59">
            <text:p>13,834</text:p>
          </table:table-cell>
          <table:table-cell office:value-type="float" office:value="38584" table:style-name="ce45">
            <text:p>38,584</text:p>
          </table:table-cell>
          <table:table-cell office:value-type="float" office:value="19608" table:style-name="ce45">
            <text:p>19,608</text:p>
          </table:table-cell>
          <table:table-cell office:value-type="float" office:value="18976" table:style-name="ce60">
            <text:p>18,9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29" table:style-name="ce59">
            <text:p>15,929</text:p>
          </table:table-cell>
          <table:table-cell office:value-type="float" office:value="41261" table:style-name="ce45">
            <text:p>41,261</text:p>
          </table:table-cell>
          <table:table-cell office:value-type="float" office:value="20795" table:style-name="ce45">
            <text:p>20,795</text:p>
          </table:table-cell>
          <table:table-cell office:value-type="float" office:value="20466" table:style-name="ce60">
            <text:p>20,4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91" table:style-name="ce59">
            <text:p>9,791</text:p>
          </table:table-cell>
          <table:table-cell office:value-type="float" office:value="25567" table:style-name="ce45">
            <text:p>25,567</text:p>
          </table:table-cell>
          <table:table-cell office:value-type="float" office:value="13010" table:style-name="ce45">
            <text:p>13,010</text:p>
          </table:table-cell>
          <table:table-cell office:value-type="float" office:value="12557" table:style-name="ce60">
            <text:p>12,5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66" table:style-name="ce59">
            <text:p>11,466</text:p>
          </table:table-cell>
          <table:table-cell office:value-type="float" office:value="30066" table:style-name="ce45">
            <text:p>30,066</text:p>
          </table:table-cell>
          <table:table-cell office:value-type="float" office:value="15299" table:style-name="ce45">
            <text:p>15,299</text:p>
          </table:table-cell>
          <table:table-cell office:value-type="float" office:value="14767" table:style-name="ce60">
            <text:p>14,7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930" table:style-name="ce59">
            <text:p>25,930</text:p>
          </table:table-cell>
          <table:table-cell office:value-type="float" office:value="70752" table:style-name="ce45">
            <text:p>70,752</text:p>
          </table:table-cell>
          <table:table-cell office:value-type="float" office:value="36113" table:style-name="ce45">
            <text:p>36,113</text:p>
          </table:table-cell>
          <table:table-cell office:value-type="float" office:value="34639" table:style-name="ce60">
            <text:p>34,6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79" table:style-name="ce59">
            <text:p>5,279</text:p>
          </table:table-cell>
          <table:table-cell office:value-type="float" office:value="13779" table:style-name="ce45">
            <text:p>13,779</text:p>
          </table:table-cell>
          <table:table-cell office:value-type="float" office:value="7369" table:style-name="ce45">
            <text:p>7,369</text:p>
          </table:table-cell>
          <table:table-cell office:value-type="float" office:value="6410" table:style-name="ce60">
            <text:p>6,4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54" table:style-name="ce59">
            <text:p>10,854</text:p>
          </table:table-cell>
          <table:table-cell office:value-type="float" office:value="30730" table:style-name="ce45">
            <text:p>30,730</text:p>
          </table:table-cell>
          <table:table-cell office:value-type="float" office:value="16229" table:style-name="ce45">
            <text:p>16,229</text:p>
          </table:table-cell>
          <table:table-cell office:value-type="float" office:value="14501" table:style-name="ce60">
            <text:p>14,5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29" table:style-name="ce59">
            <text:p>8,729</text:p>
          </table:table-cell>
          <table:table-cell office:value-type="float" office:value="21817" table:style-name="ce45">
            <text:p>21,817</text:p>
          </table:table-cell>
          <table:table-cell office:value-type="float" office:value="11581" table:style-name="ce45">
            <text:p>11,581</text:p>
          </table:table-cell>
          <table:table-cell office:value-type="float" office:value="10236" table:style-name="ce60">
            <text:p>10,2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65" table:style-name="ce59">
            <text:p>9,065</text:p>
          </table:table-cell>
          <table:table-cell office:value-type="float" office:value="23504" table:style-name="ce45">
            <text:p>23,504</text:p>
          </table:table-cell>
          <table:table-cell office:value-type="float" office:value="12440" table:style-name="ce45">
            <text:p>12,440</text:p>
          </table:table-cell>
          <table:table-cell office:value-type="float" office:value="11064" table:style-name="ce60">
            <text:p>11,0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06" table:style-name="ce59">
            <text:p>7,206</text:p>
          </table:table-cell>
          <table:table-cell office:value-type="float" office:value="17262" table:style-name="ce45">
            <text:p>17,262</text:p>
          </table:table-cell>
          <table:table-cell office:value-type="float" office:value="9014" table:style-name="ce45">
            <text:p>9,014</text:p>
          </table:table-cell>
          <table:table-cell office:value-type="float" office:value="8248" table:style-name="ce60">
            <text:p>8,2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19" table:style-name="ce59">
            <text:p>5,719</text:p>
          </table:table-cell>
          <table:table-cell office:value-type="float" office:value="14683" table:style-name="ce45">
            <text:p>14,683</text:p>
          </table:table-cell>
          <table:table-cell office:value-type="float" office:value="7897" table:style-name="ce45">
            <text:p>7,897</text:p>
          </table:table-cell>
          <table:table-cell office:value-type="float" office:value="6786" table:style-name="ce60">
            <text:p>6,7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606" table:style-name="ce59">
            <text:p>18,606</text:p>
          </table:table-cell>
          <table:table-cell office:value-type="float" office:value="48548" table:style-name="ce45">
            <text:p>48,548</text:p>
          </table:table-cell>
          <table:table-cell office:value-type="float" office:value="25086" table:style-name="ce45">
            <text:p>25,086</text:p>
          </table:table-cell>
          <table:table-cell office:value-type="float" office:value="23462" table:style-name="ce60">
            <text:p>23,4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92" table:style-name="ce59">
            <text:p>16,192</text:p>
          </table:table-cell>
          <table:table-cell office:value-type="float" office:value="43678" table:style-name="ce45">
            <text:p>43,678</text:p>
          </table:table-cell>
          <table:table-cell office:value-type="float" office:value="22650" table:style-name="ce45">
            <text:p>22,650</text:p>
          </table:table-cell>
          <table:table-cell office:value-type="float" office:value="21028" table:style-name="ce60">
            <text:p>21,0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07" table:style-name="ce59">
            <text:p>11,707</text:p>
          </table:table-cell>
          <table:table-cell office:value-type="float" office:value="34251" table:style-name="ce45">
            <text:p>34,251</text:p>
          </table:table-cell>
          <table:table-cell office:value-type="float" office:value="18230" table:style-name="ce45">
            <text:p>18,230</text:p>
          </table:table-cell>
          <table:table-cell office:value-type="float" office:value="16021" table:style-name="ce60">
            <text:p>16,0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3" table:style-name="ce59">
            <text:p>6,743</text:p>
          </table:table-cell>
          <table:table-cell office:value-type="float" office:value="18371" table:style-name="ce45">
            <text:p>18,371</text:p>
          </table:table-cell>
          <table:table-cell office:value-type="float" office:value="9755" table:style-name="ce45">
            <text:p>9,755</text:p>
          </table:table-cell>
          <table:table-cell office:value-type="float" office:value="8616" table:style-name="ce60">
            <text:p>8,6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0" table:style-name="ce59">
            <text:p>4,230</text:p>
          </table:table-cell>
          <table:table-cell office:value-type="float" office:value="11033" table:style-name="ce45">
            <text:p>11,033</text:p>
          </table:table-cell>
          <table:table-cell office:value-type="float" office:value="5917" table:style-name="ce45">
            <text:p>5,917</text:p>
          </table:table-cell>
          <table:table-cell office:value-type="float" office:value="5116" table:style-name="ce60">
            <text:p>5,1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3" table:style-name="ce59">
            <text:p>1,933</text:p>
          </table:table-cell>
          <table:table-cell office:value-type="float" office:value="4543" table:style-name="ce45">
            <text:p>4,543</text:p>
          </table:table-cell>
          <table:table-cell office:value-type="float" office:value="2312" table:style-name="ce45">
            <text:p>2,312</text:p>
          </table:table-cell>
          <table:table-cell office:value-type="float" office:value="2231" table:style-name="ce60">
            <text:p>2,23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4" table:style-name="ce62">
            <text:p>1,884</text:p>
          </table:table-cell>
          <table:table-cell office:value-type="float" office:value="5426" table:style-name="ce50">
            <text:p>5,426</text:p>
          </table:table-cell>
          <table:table-cell office:value-type="float" office:value="2842" table:style-name="ce50">
            <text:p>2,842</text:p>
          </table:table-cell>
          <table:table-cell office:value-type="float" office:value="2584" table:style-name="ce63">
            <text:p>2,58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289" table:style-name="ce57">
            <text:p>293,289</text:p>
          </table:table-cell>
          <table:table-cell office:value-type="float" office:value="805177" table:style-name="ce41">
            <text:p>805,177</text:p>
          </table:table-cell>
          <table:table-cell office:value-type="float" office:value="410017" table:style-name="ce41">
            <text:p>410,017</text:p>
          </table:table-cell>
          <table:table-cell office:value-type="float" office:value="395160" table:style-name="ce58">
            <text:p>395,1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449" table:style-name="ce59">
            <text:p>75,449</text:p>
          </table:table-cell>
          <table:table-cell office:value-type="float" office:value="196063" table:style-name="ce45">
            <text:p>196,063</text:p>
          </table:table-cell>
          <table:table-cell office:value-type="float" office:value="96558" table:style-name="ce45">
            <text:p>96,558</text:p>
          </table:table-cell>
          <table:table-cell office:value-type="float" office:value="99505" table:style-name="ce60">
            <text:p>99,5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388" table:style-name="ce59">
            <text:p>20,388</text:p>
          </table:table-cell>
          <table:table-cell office:value-type="float" office:value="53611" table:style-name="ce45">
            <text:p>53,611</text:p>
          </table:table-cell>
          <table:table-cell office:value-type="float" office:value="26626" table:style-name="ce45">
            <text:p>26,626</text:p>
          </table:table-cell>
          <table:table-cell office:value-type="float" office:value="26985" table:style-name="ce60">
            <text:p>26,9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51" table:style-name="ce59">
            <text:p>17,251</text:p>
          </table:table-cell>
          <table:table-cell office:value-type="float" office:value="46297" table:style-name="ce45">
            <text:p>46,297</text:p>
          </table:table-cell>
          <table:table-cell office:value-type="float" office:value="23319" table:style-name="ce45">
            <text:p>23,319</text:p>
          </table:table-cell>
          <table:table-cell office:value-type="float" office:value="22978" table:style-name="ce60">
            <text:p>22,9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45" table:style-name="ce59">
            <text:p>11,945</text:p>
          </table:table-cell>
          <table:table-cell office:value-type="float" office:value="30124" table:style-name="ce45">
            <text:p>30,124</text:p>
          </table:table-cell>
          <table:table-cell office:value-type="float" office:value="15414" table:style-name="ce45">
            <text:p>15,414</text:p>
          </table:table-cell>
          <table:table-cell office:value-type="float" office:value="14710" table:style-name="ce60">
            <text:p>14,7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90" table:style-name="ce59">
            <text:p>15,690</text:p>
          </table:table-cell>
          <table:table-cell office:value-type="float" office:value="49751" table:style-name="ce45">
            <text:p>49,751</text:p>
          </table:table-cell>
          <table:table-cell office:value-type="float" office:value="25788" table:style-name="ce45">
            <text:p>25,788</text:p>
          </table:table-cell>
          <table:table-cell office:value-type="float" office:value="23963" table:style-name="ce60">
            <text:p>23,9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526" table:style-name="ce59">
            <text:p>10,526</text:p>
          </table:table-cell>
          <table:table-cell office:value-type="float" office:value="29348" table:style-name="ce45">
            <text:p>29,348</text:p>
          </table:table-cell>
          <table:table-cell office:value-type="float" office:value="15183" table:style-name="ce45">
            <text:p>15,183</text:p>
          </table:table-cell>
          <table:table-cell office:value-type="float" office:value="14165" table:style-name="ce60">
            <text:p>14,1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13" table:style-name="ce59">
            <text:p>3,913</text:p>
          </table:table-cell>
          <table:table-cell office:value-type="float" office:value="10654" table:style-name="ce45">
            <text:p>10,654</text:p>
          </table:table-cell>
          <table:table-cell office:value-type="float" office:value="5496" table:style-name="ce45">
            <text:p>5,496</text:p>
          </table:table-cell>
          <table:table-cell office:value-type="float" office:value="5158" table:style-name="ce60">
            <text:p>5,1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71" table:style-name="ce59">
            <text:p>7,371</text:p>
          </table:table-cell>
          <table:table-cell office:value-type="float" office:value="21760" table:style-name="ce45">
            <text:p>21,760</text:p>
          </table:table-cell>
          <table:table-cell office:value-type="float" office:value="11142" table:style-name="ce45">
            <text:p>11,142</text:p>
          </table:table-cell>
          <table:table-cell office:value-type="float" office:value="10618" table:style-name="ce60">
            <text:p>10,6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97" table:style-name="ce59">
            <text:p>8,397</text:p>
          </table:table-cell>
          <table:table-cell office:value-type="float" office:value="25680" table:style-name="ce45">
            <text:p>25,680</text:p>
          </table:table-cell>
          <table:table-cell office:value-type="float" office:value="13051" table:style-name="ce45">
            <text:p>13,051</text:p>
          </table:table-cell>
          <table:table-cell office:value-type="float" office:value="12629" table:style-name="ce60">
            <text:p>12,6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75" table:style-name="ce59">
            <text:p>7,975</text:p>
          </table:table-cell>
          <table:table-cell office:value-type="float" office:value="24602" table:style-name="ce45">
            <text:p>24,602</text:p>
          </table:table-cell>
          <table:table-cell office:value-type="float" office:value="12768" table:style-name="ce45">
            <text:p>12,768</text:p>
          </table:table-cell>
          <table:table-cell office:value-type="float" office:value="11834" table:style-name="ce60">
            <text:p>11,8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73" table:style-name="ce59">
            <text:p>9,173</text:p>
          </table:table-cell>
          <table:table-cell office:value-type="float" office:value="23476" table:style-name="ce45">
            <text:p>23,476</text:p>
          </table:table-cell>
          <table:table-cell office:value-type="float" office:value="12452" table:style-name="ce45">
            <text:p>12,452</text:p>
          </table:table-cell>
          <table:table-cell office:value-type="float" office:value="11024" table:style-name="ce60">
            <text:p>11,0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620" table:style-name="ce59">
            <text:p>6,620</text:p>
          </table:table-cell>
          <table:table-cell office:value-type="float" office:value="19920" table:style-name="ce45">
            <text:p>19,920</text:p>
          </table:table-cell>
          <table:table-cell office:value-type="float" office:value="10352" table:style-name="ce45">
            <text:p>10,352</text:p>
          </table:table-cell>
          <table:table-cell office:value-type="float" office:value="9568" table:style-name="ce60">
            <text:p>9,5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211" table:style-name="ce59">
            <text:p>19,211</text:p>
          </table:table-cell>
          <table:table-cell office:value-type="float" office:value="52653" table:style-name="ce45">
            <text:p>52,653</text:p>
          </table:table-cell>
          <table:table-cell office:value-type="float" office:value="27046" table:style-name="ce45">
            <text:p>27,046</text:p>
          </table:table-cell>
          <table:table-cell office:value-type="float" office:value="25607" table:style-name="ce60">
            <text:p>25,6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90" table:style-name="ce59">
            <text:p>5,690</text:p>
          </table:table-cell>
          <table:table-cell office:value-type="float" office:value="16342" table:style-name="ce45">
            <text:p>16,342</text:p>
          </table:table-cell>
          <table:table-cell office:value-type="float" office:value="8671" table:style-name="ce45">
            <text:p>8,671</text:p>
          </table:table-cell>
          <table:table-cell office:value-type="float" office:value="7671" table:style-name="ce60">
            <text:p>7,6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16" table:style-name="ce59">
            <text:p>3,416</text:p>
          </table:table-cell>
          <table:table-cell office:value-type="float" office:value="9451" table:style-name="ce45">
            <text:p>9,451</text:p>
          </table:table-cell>
          <table:table-cell office:value-type="float" office:value="5026" table:style-name="ce45">
            <text:p>5,026</text:p>
          </table:table-cell>
          <table:table-cell office:value-type="float" office:value="4425" table:style-name="ce60">
            <text:p>4,4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65" table:style-name="ce59">
            <text:p>8,665</text:p>
          </table:table-cell>
          <table:table-cell office:value-type="float" office:value="23278" table:style-name="ce45">
            <text:p>23,278</text:p>
          </table:table-cell>
          <table:table-cell office:value-type="float" office:value="12150" table:style-name="ce45">
            <text:p>12,150</text:p>
          </table:table-cell>
          <table:table-cell office:value-type="float" office:value="11128" table:style-name="ce60">
            <text:p>11,1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13" table:style-name="ce59">
            <text:p>11,913</text:p>
          </table:table-cell>
          <table:table-cell office:value-type="float" office:value="33485" table:style-name="ce45">
            <text:p>33,485</text:p>
          </table:table-cell>
          <table:table-cell office:value-type="float" office:value="17388" table:style-name="ce45">
            <text:p>17,388</text:p>
          </table:table-cell>
          <table:table-cell office:value-type="float" office:value="16097" table:style-name="ce60">
            <text:p>16,0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52" table:style-name="ce59">
            <text:p>4,552</text:p>
          </table:table-cell>
          <table:table-cell office:value-type="float" office:value="15261" table:style-name="ce45">
            <text:p>15,261</text:p>
          </table:table-cell>
          <table:table-cell office:value-type="float" office:value="7674" table:style-name="ce45">
            <text:p>7,674</text:p>
          </table:table-cell>
          <table:table-cell office:value-type="float" office:value="7587" table:style-name="ce60">
            <text:p>7,5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71" table:style-name="ce59">
            <text:p>6,671</text:p>
          </table:table-cell>
          <table:table-cell office:value-type="float" office:value="17050" table:style-name="ce45">
            <text:p>17,050</text:p>
          </table:table-cell>
          <table:table-cell office:value-type="float" office:value="8692" table:style-name="ce45">
            <text:p>8,692</text:p>
          </table:table-cell>
          <table:table-cell office:value-type="float" office:value="8358" table:style-name="ce60">
            <text:p>8,3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800" table:style-name="ce59">
            <text:p>3,800</text:p>
          </table:table-cell>
          <table:table-cell office:value-type="float" office:value="10166" table:style-name="ce45">
            <text:p>10,166</text:p>
          </table:table-cell>
          <table:table-cell office:value-type="float" office:value="5201" table:style-name="ce45">
            <text:p>5,201</text:p>
          </table:table-cell>
          <table:table-cell office:value-type="float" office:value="4965" table:style-name="ce60">
            <text:p>4,9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96" table:style-name="ce59">
            <text:p>6,996</text:p>
          </table:table-cell>
          <table:table-cell office:value-type="float" office:value="18338" table:style-name="ce45">
            <text:p>18,338</text:p>
          </table:table-cell>
          <table:table-cell office:value-type="float" office:value="9476" table:style-name="ce45">
            <text:p>9,476</text:p>
          </table:table-cell>
          <table:table-cell office:value-type="float" office:value="8862" table:style-name="ce60">
            <text:p>8,8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27" table:style-name="ce59">
            <text:p>4,727</text:p>
          </table:table-cell>
          <table:table-cell office:value-type="float" office:value="12101" table:style-name="ce45">
            <text:p>12,101</text:p>
          </table:table-cell>
          <table:table-cell office:value-type="float" office:value="6609" table:style-name="ce45">
            <text:p>6,609</text:p>
          </table:table-cell>
          <table:table-cell office:value-type="float" office:value="5492" table:style-name="ce60">
            <text:p>5,4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18" table:style-name="ce59">
            <text:p>3,518</text:p>
          </table:table-cell>
          <table:table-cell office:value-type="float" office:value="8175" table:style-name="ce45">
            <text:p>8,175</text:p>
          </table:table-cell>
          <table:table-cell office:value-type="float" office:value="4358" table:style-name="ce45">
            <text:p>4,358</text:p>
          </table:table-cell>
          <table:table-cell office:value-type="float" office:value="3817" table:style-name="ce60">
            <text:p>3,8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6" table:style-name="ce59">
            <text:p>3,026</text:p>
          </table:table-cell>
          <table:table-cell office:value-type="float" office:value="7357" table:style-name="ce45">
            <text:p>7,357</text:p>
          </table:table-cell>
          <table:table-cell office:value-type="float" office:value="4004" table:style-name="ce45">
            <text:p>4,004</text:p>
          </table:table-cell>
          <table:table-cell office:value-type="float" office:value="3353" table:style-name="ce60">
            <text:p>3,3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6" table:style-name="ce59">
            <text:p>2,036</text:p>
          </table:table-cell>
          <table:table-cell office:value-type="float" office:value="5136" table:style-name="ce45">
            <text:p>5,136</text:p>
          </table:table-cell>
          <table:table-cell office:value-type="float" office:value="2701" table:style-name="ce45">
            <text:p>2,701</text:p>
          </table:table-cell>
          <table:table-cell office:value-type="float" office:value="2435" table:style-name="ce60">
            <text:p>2,43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92" table:style-name="ce59">
            <text:p>2,392</text:p>
          </table:table-cell>
          <table:table-cell office:value-type="float" office:value="7713" table:style-name="ce45">
            <text:p>7,713</text:p>
          </table:table-cell>
          <table:table-cell office:value-type="float" office:value="3888" table:style-name="ce45">
            <text:p>3,888</text:p>
          </table:table-cell>
          <table:table-cell office:value-type="float" office:value="3825" table:style-name="ce60">
            <text:p>3,8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96" table:style-name="ce59">
            <text:p>1,096</text:p>
          </table:table-cell>
          <table:table-cell office:value-type="float" office:value="3251" table:style-name="ce45">
            <text:p>3,251</text:p>
          </table:table-cell>
          <table:table-cell office:value-type="float" office:value="1669" table:style-name="ce45">
            <text:p>1,669</text:p>
          </table:table-cell>
          <table:table-cell office:value-type="float" office:value="1582" table:style-name="ce60">
            <text:p>1,58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99" table:style-name="ce59">
            <text:p>2,099</text:p>
          </table:table-cell>
          <table:table-cell office:value-type="float" office:value="6718" table:style-name="ce45">
            <text:p>6,718</text:p>
          </table:table-cell>
          <table:table-cell office:value-type="float" office:value="3392" table:style-name="ce45">
            <text:p>3,392</text:p>
          </table:table-cell>
          <table:table-cell office:value-type="float" office:value="3326" table:style-name="ce60">
            <text:p>3,3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5" table:style-name="ce59">
            <text:p>1,425</text:p>
          </table:table-cell>
          <table:table-cell office:value-type="float" office:value="5361" table:style-name="ce45">
            <text:p>5,361</text:p>
          </table:table-cell>
          <table:table-cell office:value-type="float" office:value="2785" table:style-name="ce45">
            <text:p>2,785</text:p>
          </table:table-cell>
          <table:table-cell office:value-type="float" office:value="2576" table:style-name="ce60">
            <text:p>2,57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69" table:style-name="ce59">
            <text:p>2,269</text:p>
          </table:table-cell>
          <table:table-cell office:value-type="float" office:value="7389" table:style-name="ce45">
            <text:p>7,389</text:p>
          </table:table-cell>
          <table:table-cell office:value-type="float" office:value="3709" table:style-name="ce45">
            <text:p>3,709</text:p>
          </table:table-cell>
          <table:table-cell office:value-type="float" office:value="3680" table:style-name="ce60">
            <text:p>3,6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51" table:style-name="ce59">
            <text:p>1,451</text:p>
          </table:table-cell>
          <table:table-cell office:value-type="float" office:value="4930" table:style-name="ce45">
            <text:p>4,930</text:p>
          </table:table-cell>
          <table:table-cell office:value-type="float" office:value="2498" table:style-name="ce45">
            <text:p>2,498</text:p>
          </table:table-cell>
          <table:table-cell office:value-type="float" office:value="2432" table:style-name="ce60">
            <text:p>2,4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26" table:style-name="ce59">
            <text:p>1,626</text:p>
          </table:table-cell>
          <table:table-cell office:value-type="float" office:value="4883" table:style-name="ce45">
            <text:p>4,883</text:p>
          </table:table-cell>
          <table:table-cell office:value-type="float" office:value="2515" table:style-name="ce45">
            <text:p>2,515</text:p>
          </table:table-cell>
          <table:table-cell office:value-type="float" office:value="2368" table:style-name="ce60">
            <text:p>2,36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12" table:style-name="ce62">
            <text:p>2,012</text:p>
          </table:table-cell>
          <table:table-cell office:value-type="float" office:value="4853" table:style-name="ce50">
            <text:p>4,853</text:p>
          </table:table-cell>
          <table:table-cell office:value-type="float" office:value="2416" table:style-name="ce50">
            <text:p>2,416</text:p>
          </table:table-cell>
          <table:table-cell office:value-type="float" office:value="2437" table:style-name="ce63">
            <text:p>2,437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4069" table:style-name="ce57">
            <text:p>84,069</text:p>
          </table:table-cell>
          <table:table-cell office:value-type="float" office:value="213534" table:style-name="ce41">
            <text:p>213,534</text:p>
          </table:table-cell>
          <table:table-cell office:value-type="float" office:value="109585" table:style-name="ce41">
            <text:p>109,585</text:p>
          </table:table-cell>
          <table:table-cell office:value-type="float" office:value="103949" table:style-name="ce58">
            <text:p>103,9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606" table:style-name="ce59">
            <text:p>40,606</text:p>
          </table:table-cell>
          <table:table-cell office:value-type="float" office:value="104044" table:style-name="ce45">
            <text:p>104,044</text:p>
          </table:table-cell>
          <table:table-cell office:value-type="float" office:value="51756" table:style-name="ce45">
            <text:p>51,756</text:p>
          </table:table-cell>
          <table:table-cell office:value-type="float" office:value="52288" table:style-name="ce60">
            <text:p>52,2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59" table:style-name="ce59">
            <text:p>5,359</text:p>
          </table:table-cell>
          <table:table-cell office:value-type="float" office:value="13351" table:style-name="ce45">
            <text:p>13,351</text:p>
          </table:table-cell>
          <table:table-cell office:value-type="float" office:value="7026" table:style-name="ce45">
            <text:p>7,026</text:p>
          </table:table-cell>
          <table:table-cell office:value-type="float" office:value="6325" table:style-name="ce60">
            <text:p>6,3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1" table:style-name="ce59">
            <text:p>3,201</text:p>
          </table:table-cell>
          <table:table-cell office:value-type="float" office:value="8282" table:style-name="ce45">
            <text:p>8,282</text:p>
          </table:table-cell>
          <table:table-cell office:value-type="float" office:value="4273" table:style-name="ce45">
            <text:p>4,273</text:p>
          </table:table-cell>
          <table:table-cell office:value-type="float" office:value="4009" table:style-name="ce60">
            <text:p>4,0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79" table:style-name="ce59">
            <text:p>6,879</text:p>
          </table:table-cell>
          <table:table-cell office:value-type="float" office:value="16841" table:style-name="ce45">
            <text:p>16,841</text:p>
          </table:table-cell>
          <table:table-cell office:value-type="float" office:value="8849" table:style-name="ce45">
            <text:p>8,849</text:p>
          </table:table-cell>
          <table:table-cell office:value-type="float" office:value="7992" table:style-name="ce60">
            <text:p>7,9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5" table:style-name="ce59">
            <text:p>2,475</text:p>
          </table:table-cell>
          <table:table-cell office:value-type="float" office:value="5648" table:style-name="ce45">
            <text:p>5,648</text:p>
          </table:table-cell>
          <table:table-cell office:value-type="float" office:value="2943" table:style-name="ce45">
            <text:p>2,943</text:p>
          </table:table-cell>
          <table:table-cell office:value-type="float" office:value="2705" table:style-name="ce60">
            <text:p>2,7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24" table:style-name="ce59">
            <text:p>4,824</text:p>
          </table:table-cell>
          <table:table-cell office:value-type="float" office:value="10810" table:style-name="ce45">
            <text:p>10,810</text:p>
          </table:table-cell>
          <table:table-cell office:value-type="float" office:value="5728" table:style-name="ce45">
            <text:p>5,728</text:p>
          </table:table-cell>
          <table:table-cell office:value-type="float" office:value="5082" table:style-name="ce60">
            <text:p>5,0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97" table:style-name="ce59">
            <text:p>3,697</text:p>
          </table:table-cell>
          <table:table-cell office:value-type="float" office:value="8118" table:style-name="ce45">
            <text:p>8,118</text:p>
          </table:table-cell>
          <table:table-cell office:value-type="float" office:value="4465" table:style-name="ce45">
            <text:p>4,465</text:p>
          </table:table-cell>
          <table:table-cell office:value-type="float" office:value="3653" table:style-name="ce60">
            <text:p>3,6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87" table:style-name="ce59">
            <text:p>2,887</text:p>
          </table:table-cell>
          <table:table-cell office:value-type="float" office:value="6802" table:style-name="ce45">
            <text:p>6,802</text:p>
          </table:table-cell>
          <table:table-cell office:value-type="float" office:value="3838" table:style-name="ce45">
            <text:p>3,838</text:p>
          </table:table-cell>
          <table:table-cell office:value-type="float" office:value="2964" table:style-name="ce60">
            <text:p>2,9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20" table:style-name="ce59">
            <text:p>3,020</text:p>
          </table:table-cell>
          <table:table-cell office:value-type="float" office:value="7491" table:style-name="ce45">
            <text:p>7,491</text:p>
          </table:table-cell>
          <table:table-cell office:value-type="float" office:value="3958" table:style-name="ce45">
            <text:p>3,958</text:p>
          </table:table-cell>
          <table:table-cell office:value-type="float" office:value="3533" table:style-name="ce60">
            <text:p>3,5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68" table:style-name="ce59">
            <text:p>3,168</text:p>
          </table:table-cell>
          <table:table-cell office:value-type="float" office:value="7975" table:style-name="ce45">
            <text:p>7,975</text:p>
          </table:table-cell>
          <table:table-cell office:value-type="float" office:value="4111" table:style-name="ce45">
            <text:p>4,111</text:p>
          </table:table-cell>
          <table:table-cell office:value-type="float" office:value="3864" table:style-name="ce60">
            <text:p>3,8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199" table:style-name="ce59">
            <text:p>1,199</text:p>
          </table:table-cell>
          <table:table-cell office:value-type="float" office:value="4125" table:style-name="ce45">
            <text:p>4,125</text:p>
          </table:table-cell>
          <table:table-cell office:value-type="float" office:value="2212" table:style-name="ce45">
            <text:p>2,212</text:p>
          </table:table-cell>
          <table:table-cell office:value-type="float" office:value="1913" table:style-name="ce60">
            <text:p>1,9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78" table:style-name="ce59">
            <text:p>1,078</text:p>
          </table:table-cell>
          <table:table-cell office:value-type="float" office:value="3584" table:style-name="ce45">
            <text:p>3,584</text:p>
          </table:table-cell>
          <table:table-cell office:value-type="float" office:value="1906" table:style-name="ce45">
            <text:p>1,906</text:p>
          </table:table-cell>
          <table:table-cell office:value-type="float" office:value="1678" table:style-name="ce60">
            <text:p>1,67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0" table:style-name="ce59">
            <text:p>1,090</text:p>
          </table:table-cell>
          <table:table-cell office:value-type="float" office:value="4144" table:style-name="ce45">
            <text:p>4,144</text:p>
          </table:table-cell>
          <table:table-cell office:value-type="float" office:value="2196" table:style-name="ce45">
            <text:p>2,196</text:p>
          </table:table-cell>
          <table:table-cell office:value-type="float" office:value="1948" table:style-name="ce6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38" table:style-name="ce59">
            <text:p>1,438</text:p>
          </table:table-cell>
          <table:table-cell office:value-type="float" office:value="3429" table:style-name="ce45">
            <text:p>3,429</text:p>
          </table:table-cell>
          <table:table-cell office:value-type="float" office:value="1864" table:style-name="ce45">
            <text:p>1,864</text:p>
          </table:table-cell>
          <table:table-cell office:value-type="float" office:value="1565" table:style-name="ce60">
            <text:p>1,5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88" table:style-name="ce59">
            <text:p>1,188</text:p>
          </table:table-cell>
          <table:table-cell office:value-type="float" office:value="3656" table:style-name="ce45">
            <text:p>3,656</text:p>
          </table:table-cell>
          <table:table-cell office:value-type="float" office:value="1845" table:style-name="ce45">
            <text:p>1,845</text:p>
          </table:table-cell>
          <table:table-cell office:value-type="float" office:value="1811" table:style-name="ce60">
            <text:p>1,81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60" table:style-name="ce62">
            <text:p>1,960</text:p>
          </table:table-cell>
          <table:table-cell office:value-type="float" office:value="5234" table:style-name="ce50">
            <text:p>5,234</text:p>
          </table:table-cell>
          <table:table-cell office:value-type="float" office:value="2615" table:style-name="ce50">
            <text:p>2,615</text:p>
          </table:table-cell>
          <table:table-cell office:value-type="float" office:value="2619" table:style-name="ce63">
            <text:p>2,61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77" table:style-name="ce57">
            <text:p>127,977</text:p>
          </table:table-cell>
          <table:table-cell office:value-type="float" office:value="321697" table:style-name="ce41">
            <text:p>321,697</text:p>
          </table:table-cell>
          <table:table-cell office:value-type="float" office:value="162592" table:style-name="ce41">
            <text:p>162,592</text:p>
          </table:table-cell>
          <table:table-cell office:value-type="float" office:value="159105" table:style-name="ce58">
            <text:p>159,1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762" table:style-name="ce59">
            <text:p>41,762</text:p>
          </table:table-cell>
          <table:table-cell office:value-type="float" office:value="101096" table:style-name="ce45">
            <text:p>101,096</text:p>
          </table:table-cell>
          <table:table-cell office:value-type="float" office:value="48582" table:style-name="ce45">
            <text:p>48,582</text:p>
          </table:table-cell>
          <table:table-cell office:value-type="float" office:value="52514" table:style-name="ce60">
            <text:p>52,5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84" table:style-name="ce59">
            <text:p>4,384</text:p>
          </table:table-cell>
          <table:table-cell office:value-type="float" office:value="10705" table:style-name="ce45">
            <text:p>10,705</text:p>
          </table:table-cell>
          <table:table-cell office:value-type="float" office:value="5538" table:style-name="ce45">
            <text:p>5,538</text:p>
          </table:table-cell>
          <table:table-cell office:value-type="float" office:value="5167" table:style-name="ce60">
            <text:p>5,1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895" table:style-name="ce59">
            <text:p>8,895</text:p>
          </table:table-cell>
          <table:table-cell office:value-type="float" office:value="22925" table:style-name="ce45">
            <text:p>22,925</text:p>
          </table:table-cell>
          <table:table-cell office:value-type="float" office:value="12124" table:style-name="ce45">
            <text:p>12,124</text:p>
          </table:table-cell>
          <table:table-cell office:value-type="float" office:value="10801" table:style-name="ce60">
            <text:p>10,8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8113" table:style-name="ce59">
            <text:p>8,113</text:p>
          </table:table-cell>
          <table:table-cell office:value-type="float" office:value="20214" table:style-name="ce45">
            <text:p>20,214</text:p>
          </table:table-cell>
          <table:table-cell office:value-type="float" office:value="10287" table:style-name="ce45">
            <text:p>10,287</text:p>
          </table:table-cell>
          <table:table-cell office:value-type="float" office:value="9927" table:style-name="ce60">
            <text:p>9,9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75" table:style-name="ce59">
            <text:p>33,075</text:p>
          </table:table-cell>
          <table:table-cell office:value-type="float" office:value="83205" table:style-name="ce45">
            <text:p>83,205</text:p>
          </table:table-cell>
          <table:table-cell office:value-type="float" office:value="41620" table:style-name="ce45">
            <text:p>41,620</text:p>
          </table:table-cell>
          <table:table-cell office:value-type="float" office:value="41585" table:style-name="ce60">
            <text:p>41,5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78" table:style-name="ce59">
            <text:p>7,378</text:p>
          </table:table-cell>
          <table:table-cell office:value-type="float" office:value="17392" table:style-name="ce45">
            <text:p>17,392</text:p>
          </table:table-cell>
          <table:table-cell office:value-type="float" office:value="9228" table:style-name="ce45">
            <text:p>9,228</text:p>
          </table:table-cell>
          <table:table-cell office:value-type="float" office:value="8164" table:style-name="ce60">
            <text:p>8,1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67" table:style-name="ce59">
            <text:p>4,967</text:p>
          </table:table-cell>
          <table:table-cell office:value-type="float" office:value="12205" table:style-name="ce45">
            <text:p>12,205</text:p>
          </table:table-cell>
          <table:table-cell office:value-type="float" office:value="6479" table:style-name="ce45">
            <text:p>6,479</text:p>
          </table:table-cell>
          <table:table-cell office:value-type="float" office:value="5726" table:style-name="ce60">
            <text:p>5,7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6" table:style-name="ce59">
            <text:p>1,686</text:p>
          </table:table-cell>
          <table:table-cell office:value-type="float" office:value="4330" table:style-name="ce45">
            <text:p>4,330</text:p>
          </table:table-cell>
          <table:table-cell office:value-type="float" office:value="2438" table:style-name="ce45">
            <text:p>2,438</text:p>
          </table:table-cell>
          <table:table-cell office:value-type="float" office:value="1892" table:style-name="ce60">
            <text:p>1,8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07" table:style-name="ce59">
            <text:p>4,807</text:p>
          </table:table-cell>
          <table:table-cell office:value-type="float" office:value="11155" table:style-name="ce45">
            <text:p>11,155</text:p>
          </table:table-cell>
          <table:table-cell office:value-type="float" office:value="5977" table:style-name="ce45">
            <text:p>5,977</text:p>
          </table:table-cell>
          <table:table-cell office:value-type="float" office:value="5178" table:style-name="ce60">
            <text:p>5,1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63" table:style-name="ce59">
            <text:p>4,063</text:p>
          </table:table-cell>
          <table:table-cell office:value-type="float" office:value="9840" table:style-name="ce45">
            <text:p>9,840</text:p>
          </table:table-cell>
          <table:table-cell office:value-type="float" office:value="5333" table:style-name="ce45">
            <text:p>5,333</text:p>
          </table:table-cell>
          <table:table-cell office:value-type="float" office:value="4507" table:style-name="ce60">
            <text:p>4,50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5016" table:style-name="ce59">
            <text:p>5,016</text:p>
          </table:table-cell>
          <table:table-cell office:value-type="float" office:value="16495" table:style-name="ce45">
            <text:p>16,495</text:p>
          </table:table-cell>
          <table:table-cell office:value-type="float" office:value="8468" table:style-name="ce45">
            <text:p>8,468</text:p>
          </table:table-cell>
          <table:table-cell office:value-type="float" office:value="8027" table:style-name="ce60">
            <text:p>8,02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0" table:style-name="ce59">
            <text:p>2,120</text:p>
          </table:table-cell>
          <table:table-cell office:value-type="float" office:value="6168" table:style-name="ce45">
            <text:p>6,168</text:p>
          </table:table-cell>
          <table:table-cell office:value-type="float" office:value="3253" table:style-name="ce45">
            <text:p>3,253</text:p>
          </table:table-cell>
          <table:table-cell office:value-type="float" office:value="2915" table:style-name="ce60">
            <text:p>2,91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11" table:style-name="ce62">
            <text:p>1,711</text:p>
          </table:table-cell>
          <table:table-cell office:value-type="float" office:value="5967" table:style-name="ce50">
            <text:p>5,967</text:p>
          </table:table-cell>
          <table:table-cell office:value-type="float" office:value="3265" table:style-name="ce50">
            <text:p>3,265</text:p>
          </table:table-cell>
          <table:table-cell office:value-type="float" office:value="2702" table:style-name="ce63">
            <text:p>2,7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2406" table:style-name="ce57">
            <text:p>42,406</text:p>
          </table:table-cell>
          <table:table-cell office:value-type="float" office:value="106310" table:style-name="ce41">
            <text:p>106,310</text:p>
          </table:table-cell>
          <table:table-cell office:value-type="float" office:value="54733" table:style-name="ce41">
            <text:p>54,733</text:p>
          </table:table-cell>
          <table:table-cell office:value-type="float" office:value="51577" table:style-name="ce58">
            <text:p>51,5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906" table:style-name="ce59">
            <text:p>25,906</text:p>
          </table:table-cell>
          <table:table-cell office:value-type="float" office:value="63267" table:style-name="ce45">
            <text:p>63,267</text:p>
          </table:table-cell>
          <table:table-cell office:value-type="float" office:value="32178" table:style-name="ce45">
            <text:p>32,178</text:p>
          </table:table-cell>
          <table:table-cell office:value-type="float" office:value="31089" table:style-name="ce60">
            <text:p>31,0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208" table:style-name="ce59">
            <text:p>6,208</text:p>
          </table:table-cell>
          <table:table-cell office:value-type="float" office:value="15433" table:style-name="ce45">
            <text:p>15,433</text:p>
          </table:table-cell>
          <table:table-cell office:value-type="float" office:value="8163" table:style-name="ce45">
            <text:p>8,163</text:p>
          </table:table-cell>
          <table:table-cell office:value-type="float" office:value="7270" table:style-name="ce60">
            <text:p>7,2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52" table:style-name="ce59">
            <text:p>3,652</text:p>
          </table:table-cell>
          <table:table-cell office:value-type="float" office:value="9984" table:style-name="ce45">
            <text:p>9,984</text:p>
          </table:table-cell>
          <table:table-cell office:value-type="float" office:value="5176" table:style-name="ce45">
            <text:p>5,176</text:p>
          </table:table-cell>
          <table:table-cell office:value-type="float" office:value="4808" table:style-name="ce60">
            <text:p>4,8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97" table:style-name="ce59">
            <text:p>3,097</text:p>
          </table:table-cell>
          <table:table-cell office:value-type="float" office:value="8350" table:style-name="ce45">
            <text:p>8,350</text:p>
          </table:table-cell>
          <table:table-cell office:value-type="float" office:value="4306" table:style-name="ce45">
            <text:p>4,306</text:p>
          </table:table-cell>
          <table:table-cell office:value-type="float" office:value="4044" table:style-name="ce60">
            <text:p>4,0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68" table:style-name="ce59">
            <text:p>2,068</text:p>
          </table:table-cell>
          <table:table-cell office:value-type="float" office:value="5414" table:style-name="ce45">
            <text:p>5,414</text:p>
          </table:table-cell>
          <table:table-cell office:value-type="float" office:value="2924" table:style-name="ce45">
            <text:p>2,924</text:p>
          </table:table-cell>
          <table:table-cell office:value-type="float" office:value="2490" table:style-name="ce60">
            <text:p>2,490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75" table:style-name="ce62">
            <text:p>1,475</text:p>
          </table:table-cell>
          <table:table-cell office:value-type="float" office:value="3862" table:style-name="ce50">
            <text:p>3,862</text:p>
          </table:table-cell>
          <table:table-cell office:value-type="float" office:value="1986" table:style-name="ce50">
            <text:p>1,986</text:p>
          </table:table-cell>
          <table:table-cell office:value-type="float" office:value="1876" table:style-name="ce63">
            <text:p>1,87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11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117" table:style-name="ce57">
            <text:p>156,117</text:p>
          </table:table-cell>
          <table:table-cell office:value-type="float" office:value="364350" table:style-name="ce41">
            <text:p>364,350</text:p>
          </table:table-cell>
          <table:table-cell office:value-type="float" office:value="181671" table:style-name="ce41">
            <text:p>181,671</text:p>
          </table:table-cell>
          <table:table-cell office:value-type="float" office:value="182679" table:style-name="ce58">
            <text:p>182,679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08" table:style-name="ce59">
            <text:p>22,908</text:p>
          </table:table-cell>
          <table:table-cell office:value-type="float" office:value="50701" table:style-name="ce45">
            <text:p>50,701</text:p>
          </table:table-cell>
          <table:table-cell office:value-type="float" office:value="25746" table:style-name="ce45">
            <text:p>25,746</text:p>
          </table:table-cell>
          <table:table-cell office:value-type="float" office:value="24955" table:style-name="ce60">
            <text:p>24,95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2012" table:style-name="ce59">
            <text:p>22,012</text:p>
          </table:table-cell>
          <table:table-cell office:value-type="float" office:value="53340" table:style-name="ce45">
            <text:p>53,340</text:p>
          </table:table-cell>
          <table:table-cell office:value-type="float" office:value="26645" table:style-name="ce45">
            <text:p>26,645</text:p>
          </table:table-cell>
          <table:table-cell office:value-type="float" office:value="26695" table:style-name="ce60">
            <text:p>26,69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241" table:style-name="ce59">
            <text:p>16,241</text:p>
          </table:table-cell>
          <table:table-cell office:value-type="float" office:value="38437" table:style-name="ce45">
            <text:p>38,437</text:p>
          </table:table-cell>
          <table:table-cell office:value-type="float" office:value="19177" table:style-name="ce45">
            <text:p>19,177</text:p>
          </table:table-cell>
          <table:table-cell office:value-type="float" office:value="19260" table:style-name="ce60">
            <text:p>19,26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889" table:style-name="ce59">
            <text:p>18,889</text:p>
          </table:table-cell>
          <table:table-cell office:value-type="float" office:value="41890" table:style-name="ce45">
            <text:p>41,890</text:p>
          </table:table-cell>
          <table:table-cell office:value-type="float" office:value="20611" table:style-name="ce45">
            <text:p>20,611</text:p>
          </table:table-cell>
          <table:table-cell office:value-type="float" office:value="21279" table:style-name="ce60">
            <text:p>21,279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18" table:style-name="ce59">
            <text:p>19,218</text:p>
          </table:table-cell>
          <table:table-cell office:value-type="float" office:value="45835" table:style-name="ce45">
            <text:p>45,835</text:p>
          </table:table-cell>
          <table:table-cell office:value-type="float" office:value="23267" table:style-name="ce45">
            <text:p>23,267</text:p>
          </table:table-cell>
          <table:table-cell office:value-type="float" office:value="22568" table:style-name="ce60">
            <text:p>22,568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57" table:style-name="ce59">
            <text:p>34,057</text:p>
          </table:table-cell>
          <table:table-cell office:value-type="float" office:value="81062" table:style-name="ce45">
            <text:p>81,062</text:p>
          </table:table-cell>
          <table:table-cell office:value-type="float" office:value="40142" table:style-name="ce45">
            <text:p>40,142</text:p>
          </table:table-cell>
          <table:table-cell office:value-type="float" office:value="40920" table:style-name="ce60">
            <text:p>40,920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92" table:style-name="ce62">
            <text:p>22,792</text:p>
          </table:table-cell>
          <table:table-cell office:value-type="float" office:value="53085" table:style-name="ce50">
            <text:p>53,085</text:p>
          </table:table-cell>
          <table:table-cell office:value-type="float" office:value="26083" table:style-name="ce50">
            <text:p>26,083</text:p>
          </table:table-cell>
          <table:table-cell office:value-type="float" office:value="27002" table:style-name="ce63">
            <text:p>27,00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3970" table:style-name="ce57">
            <text:p>173,970</text:p>
          </table:table-cell>
          <table:table-cell office:value-type="float" office:value="452665" table:style-name="ce41">
            <text:p>452,665</text:p>
          </table:table-cell>
          <table:table-cell office:value-type="float" office:value="223581" table:style-name="ce41">
            <text:p>223,581</text:p>
          </table:table-cell>
          <table:table-cell office:value-type="float" office:value="229084" table:style-name="ce58">
            <text:p>229,0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5373" table:style-name="ce59">
            <text:p>85,373</text:p>
          </table:table-cell>
          <table:table-cell office:value-type="float" office:value="221573" table:style-name="ce45">
            <text:p>221,573</text:p>
          </table:table-cell>
          <table:table-cell office:value-type="float" office:value="109264" table:style-name="ce45">
            <text:p>109,264</text:p>
          </table:table-cell>
          <table:table-cell office:value-type="float" office:value="112309" table:style-name="ce60">
            <text:p>112,3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808" table:style-name="ce59">
            <text:p>59,808</text:p>
          </table:table-cell>
          <table:table-cell office:value-type="float" office:value="152422" table:style-name="ce45">
            <text:p>152,422</text:p>
          </table:table-cell>
          <table:table-cell office:value-type="float" office:value="74364" table:style-name="ce45">
            <text:p>74,364</text:p>
          </table:table-cell>
          <table:table-cell office:value-type="float" office:value="78058" table:style-name="ce60">
            <text:p>78,05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789" table:style-name="ce62">
            <text:p>28,789</text:p>
          </table:table-cell>
          <table:table-cell office:value-type="float" office:value="78670" table:style-name="ce50">
            <text:p>78,670</text:p>
          </table:table-cell>
          <table:table-cell office:value-type="float" office:value="39953" table:style-name="ce50">
            <text:p>39,953</text:p>
          </table:table-cell>
          <table:table-cell office:value-type="float" office:value="38717" table:style-name="ce63">
            <text:p>38,71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18" table:style-name="ce57">
            <text:p>101,818</text:p>
          </table:table-cell>
          <table:table-cell office:value-type="float" office:value="264954" table:style-name="ce41">
            <text:p>264,954</text:p>
          </table:table-cell>
          <table:table-cell office:value-type="float" office:value="127979" table:style-name="ce41">
            <text:p>127,979</text:p>
          </table:table-cell>
          <table:table-cell office:value-type="float" office:value="136975" table:style-name="ce58">
            <text:p>136,9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161" table:style-name="ce59">
            <text:p>46,161</text:p>
          </table:table-cell>
          <table:table-cell office:value-type="float" office:value="119099" table:style-name="ce45">
            <text:p>119,099</text:p>
          </table:table-cell>
          <table:table-cell office:value-type="float" office:value="57026" table:style-name="ce45">
            <text:p>57,026</text:p>
          </table:table-cell>
          <table:table-cell office:value-type="float" office:value="62073" table:style-name="ce60">
            <text:p>62,073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657" table:style-name="ce62">
            <text:p>55,657</text:p>
          </table:table-cell>
          <table:table-cell office:value-type="float" office:value="145855" table:style-name="ce50">
            <text:p>145,855</text:p>
          </table:table-cell>
          <table:table-cell office:value-type="float" office:value="70953" table:style-name="ce50">
            <text:p>70,953</text:p>
          </table:table-cell>
          <table:table-cell office:value-type="float" office:value="74902" table:style-name="ce63">
            <text:p>74,90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572" table:style-name="ce57">
            <text:p>42,572</text:p>
          </table:table-cell>
          <table:table-cell office:value-type="float" office:value="141327" table:style-name="ce41">
            <text:p>141,327</text:p>
          </table:table-cell>
          <table:table-cell office:value-type="float" office:value="70425" table:style-name="ce41">
            <text:p>70,425</text:p>
          </table:table-cell>
          <table:table-cell office:value-type="float" office:value="70902" table:style-name="ce58">
            <text:p>70,9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95" table:style-name="ce59">
            <text:p>13,295</text:p>
          </table:table-cell>
          <table:table-cell office:value-type="float" office:value="42832" table:style-name="ce45">
            <text:p>42,832</text:p>
          </table:table-cell>
          <table:table-cell office:value-type="float" office:value="21327" table:style-name="ce45">
            <text:p>21,327</text:p>
          </table:table-cell>
          <table:table-cell office:value-type="float" office:value="21505" table:style-name="ce60">
            <text:p>21,5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541" table:style-name="ce59">
            <text:p>9,541</text:p>
          </table:table-cell>
          <table:table-cell office:value-type="float" office:value="30535" table:style-name="ce45">
            <text:p>30,535</text:p>
          </table:table-cell>
          <table:table-cell office:value-type="float" office:value="15276" table:style-name="ce45">
            <text:p>15,276</text:p>
          </table:table-cell>
          <table:table-cell office:value-type="float" office:value="15259" table:style-name="ce60">
            <text:p>15,2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29" table:style-name="ce59">
            <text:p>6,529</text:p>
          </table:table-cell>
          <table:table-cell office:value-type="float" office:value="20763" table:style-name="ce45">
            <text:p>20,763</text:p>
          </table:table-cell>
          <table:table-cell office:value-type="float" office:value="10198" table:style-name="ce45">
            <text:p>10,198</text:p>
          </table:table-cell>
          <table:table-cell office:value-type="float" office:value="10565" table:style-name="ce60">
            <text:p>10,5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812" table:style-name="ce59">
            <text:p>9,812</text:p>
          </table:table-cell>
          <table:table-cell office:value-type="float" office:value="33818" table:style-name="ce45">
            <text:p>33,818</text:p>
          </table:table-cell>
          <table:table-cell office:value-type="float" office:value="16956" table:style-name="ce45">
            <text:p>16,956</text:p>
          </table:table-cell>
          <table:table-cell office:value-type="float" office:value="16862" table:style-name="ce60">
            <text:p>16,8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63" table:style-name="ce59">
            <text:p>3,263</text:p>
          </table:table-cell>
          <table:table-cell office:value-type="float" office:value="12710" table:style-name="ce45">
            <text:p>12,710</text:p>
          </table:table-cell>
          <table:table-cell office:value-type="float" office:value="6327" table:style-name="ce45">
            <text:p>6,327</text:p>
          </table:table-cell>
          <table:table-cell office:value-type="float" office:value="6383" table:style-name="ce60">
            <text:p>6,383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9" table:style-name="ce50">
            <text:p>669</text:p>
          </table:table-cell>
          <table:table-cell office:value-type="float" office:value="341" table:style-name="ce50">
            <text:p>341</text:p>
          </table:table-cell>
          <table:table-cell office:value-type="float" office:value="328" table:style-name="ce63">
            <text:p>32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12" table:style-name="ce57">
            <text:p>3,512</text:p>
          </table:table-cell>
          <table:table-cell office:value-type="float" office:value="13577" table:style-name="ce41">
            <text:p>13,577</text:p>
          </table:table-cell>
          <table:table-cell office:value-type="float" office:value="7866" table:style-name="ce41">
            <text:p>7,866</text:p>
          </table:table-cell>
          <table:table-cell office:value-type="float" office:value="5711" table:style-name="ce58">
            <text:p>5,7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88" table:style-name="ce59">
            <text:p>1,988</text:p>
          </table:table-cell>
          <table:table-cell office:value-type="float" office:value="7629" table:style-name="ce45">
            <text:p>7,629</text:p>
          </table:table-cell>
          <table:table-cell office:value-type="float" office:value="4294" table:style-name="ce45">
            <text:p>4,294</text:p>
          </table:table-cell>
          <table:table-cell office:value-type="float" office:value="3335" table:style-name="ce60">
            <text:p>3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41" table:style-name="ce59">
            <text:p>841</text:p>
          </table:table-cell>
          <table:table-cell office:value-type="float" office:value="2974" table:style-name="ce45">
            <text:p>2,974</text:p>
          </table:table-cell>
          <table:table-cell office:value-type="float" office:value="1721" table:style-name="ce45">
            <text:p>1,721</text:p>
          </table:table-cell>
          <table:table-cell office:value-type="float" office:value="1253" table:style-name="ce60">
            <text:p>1,2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6" table:style-name="ce59">
            <text:p>326</text:p>
          </table:table-cell>
          <table:table-cell office:value-type="float" office:value="1490" table:style-name="ce45">
            <text:p>1,490</text:p>
          </table:table-cell>
          <table:table-cell office:value-type="float" office:value="939" table:style-name="ce45">
            <text:p>939</text:p>
          </table:table-cell>
          <table:table-cell office:value-type="float" office:value="551" table:style-name="ce60">
            <text:p>551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7" table:style-name="ce62">
            <text:p>357</text:p>
          </table:table-cell>
          <table:table-cell office:value-type="float" office:value="1484" table:style-name="ce50">
            <text:p>1,484</text:p>
          </table:table-cell>
          <table:table-cell office:value-type="float" office:value="912" table:style-name="ce50">
            <text:p>912</text:p>
          </table:table-cell>
          <table:table-cell office:value-type="float" office:value="572" table:style-name="ce63">
            <text:p>57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27:54Z</meta:creation-date>
    <dc:date>2021-12-03T03:29:07Z</dc:date>
  </office:meta>
</office:document-meta>
</file>